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238000000C5B937AC0B.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000000003A6000002CFF437D62A.png"/>
  <manifest:file-entry manifest:media-type="image/png" manifest:full-path="Pictures/10000000000001080000005F68A7535D.png"/>
  <manifest:file-entry manifest:media-type="image/png" manifest:full-path="Pictures/1000000000000416000002BC4A8D0E12.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1300000004AECF75B42.png"/>
  <manifest:file-entry manifest:media-type="image/png" manifest:full-path="Pictures/1000000000000334000000B3AE817FA3.png"/>
  <manifest:file-entry manifest:media-type="image/png" manifest:full-path="Pictures/100000000000001E00000018E9E0B9EB.png"/>
  <manifest:file-entry manifest:media-type="image/png" manifest:full-path="Pictures/10000000000002060000007D31C6CDB1.png"/>
  <manifest:file-entry manifest:media-type="image/png" manifest:full-path="Pictures/1000000000000159000000559141E4AF.png"/>
  <manifest:file-entry manifest:media-type="image/png" manifest:full-path="Pictures/10000201000001BD00000058EC0AB64A.png"/>
  <manifest:file-entry manifest:media-type="image/jpeg" manifest:full-path="Pictures/10000000000001310000002912D01867.jpg"/>
  <manifest:file-entry manifest:media-type="image/png" manifest:full-path="Pictures/100000000000004F00000014166FF235.png"/>
  <manifest:file-entry manifest:media-type="image/png" manifest:full-path="Pictures/1000000000000046000000643C86EDB3.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000000000700000005359B0FC1F.png"/>
  <manifest:file-entry manifest:media-type="image/png" manifest:full-path="Pictures/10000201000000C70000012F06AC9B1D.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4F00000188655ECF9F.png"/>
  <manifest:file-entry manifest:media-type="image/png" manifest:full-path="Pictures/10000000000002840000011A19B86461.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000000002EA000001E872726D8A.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9" style:family="table">
      <style:table-properties style:width="17cm" fo:margin-left="0cm" fo:margin-right="0cm" fo:margin-top="0.21cm" fo:margin-bottom="0.51cm" table:align="margins" style:may-break-between-rows="false"/>
    </style:style>
    <style:style style:name="Table49.A" style:family="table-column">
      <style:table-column-properties style:column-width="2.766cm" style:rel-column-width="10662*"/>
    </style:style>
    <style:style style:name="Table49.B" style:family="table-column">
      <style:table-column-properties style:column-width="14.235cm" style:rel-column-width="54873*"/>
    </style:style>
    <style:style style:name="Table4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0" style:family="table">
      <style:table-properties style:width="17cm" fo:margin-left="0cm" fo:margin-right="0cm" fo:margin-top="0.212cm" fo:margin-bottom="0.212cm" table:align="margins" style:may-break-between-rows="false"/>
    </style:style>
    <style:style style:name="Table50.A" style:family="table-column">
      <style:table-column-properties style:column-width="2.766cm" style:rel-column-width="10662*"/>
    </style:style>
    <style:style style:name="Table50.B" style:family="table-column">
      <style:table-column-properties style:column-width="14.235cm" style:rel-column-width="54873*"/>
    </style:style>
    <style:style style:name="Table5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1" style:family="table">
      <style:table-properties style:width="17cm" fo:margin-left="0cm" fo:margin-right="0cm" fo:margin-top="0.21cm" fo:margin-bottom="0.409cm" table:align="margins" style:may-break-between-rows="false"/>
    </style:style>
    <style:style style:name="Table51.A" style:family="table-column">
      <style:table-column-properties style:column-width="2.766cm" style:rel-column-width="10662*"/>
    </style:style>
    <style:style style:name="Table51.B" style:family="table-column">
      <style:table-column-properties style:column-width="14.235cm" style:rel-column-width="54873*"/>
    </style:style>
    <style:style style:name="Table5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2" style:family="table">
      <style:table-properties style:width="17cm" fo:margin-left="0cm" fo:margin-right="0cm" fo:margin-top="0.109cm" fo:margin-bottom="0.499cm" table:align="margins" style:may-break-between-rows="false"/>
    </style:style>
    <style:style style:name="Table52.A" style:family="table-column">
      <style:table-column-properties style:column-width="2.766cm" style:rel-column-width="10662*"/>
    </style:style>
    <style:style style:name="Table52.B" style:family="table-column">
      <style:table-column-properties style:column-width="14.235cm" style:rel-column-width="54873*"/>
    </style:style>
    <style:style style:name="Table5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45" style:family="table">
      <style:table-properties style:width="17cm" fo:margin-left="0cm" fo:margin-right="0cm" fo:margin-top="0.109cm" fo:margin-bottom="0.499cm" table:align="margins" style:may-break-between-rows="false"/>
    </style:style>
    <style:style style:name="Table45.A" style:family="table-column">
      <style:table-column-properties style:column-width="2.766cm" style:rel-column-width="10662*"/>
    </style:style>
    <style:style style:name="Table45.B" style:family="table-column">
      <style:table-column-properties style:column-width="14.235cm" style:rel-column-width="54873*"/>
    </style:style>
    <style:style style:name="Table4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3" style:family="table">
      <style:table-properties style:width="17cm" fo:margin-left="0cm" fo:margin-right="0cm" fo:margin-top="0.212cm" fo:margin-bottom="0.423cm" table:align="margins" style:may-break-between-rows="false"/>
    </style:style>
    <style:style style:name="Table53.A" style:family="table-column">
      <style:table-column-properties style:column-width="2.798cm" style:rel-column-width="10787*"/>
    </style:style>
    <style:style style:name="Table53.B" style:family="table-column">
      <style:table-column-properties style:column-width="14.203cm" style:rel-column-width="54748*"/>
    </style:style>
    <style:style style:name="Table5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5" style:family="table">
      <style:table-properties style:width="17cm" fo:margin-left="0cm" fo:margin-right="0cm" fo:margin-top="0.212cm" fo:margin-bottom="0.212cm" table:align="margins" style:may-break-between-rows="false"/>
    </style:style>
    <style:style style:name="Table55.A" style:family="table-column">
      <style:table-column-properties style:column-width="2.766cm" style:rel-column-width="10662*"/>
    </style:style>
    <style:style style:name="Table55.B" style:family="table-column">
      <style:table-column-properties style:column-width="14.235cm" style:rel-column-width="54873*"/>
    </style:style>
    <style:style style:name="Table5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6" style:family="table">
      <style:table-properties style:width="17cm" fo:margin-left="0cm" fo:margin-right="0cm" fo:margin-top="0.21cm" fo:margin-bottom="0.409cm" table:align="margins" style:may-break-between-rows="false"/>
    </style:style>
    <style:style style:name="Table56.A" style:family="table-column">
      <style:table-column-properties style:column-width="2.766cm" style:rel-column-width="10662*"/>
    </style:style>
    <style:style style:name="Table56.B" style:family="table-column">
      <style:table-column-properties style:column-width="14.235cm" style:rel-column-width="54873*"/>
    </style:style>
    <style:style style:name="Table5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7" style:family="table">
      <style:table-properties style:width="17cm" fo:margin-left="0cm" fo:margin-right="0cm" fo:margin-top="0.21cm" fo:margin-bottom="0.31cm" table:align="margins" style:may-break-between-rows="false"/>
    </style:style>
    <style:style style:name="Table57.A" style:family="table-column">
      <style:table-column-properties style:column-width="2.766cm" style:rel-column-width="10662*"/>
    </style:style>
    <style:style style:name="Table57.B" style:family="table-column">
      <style:table-column-properties style:column-width="14.235cm" style:rel-column-width="54873*"/>
    </style:style>
    <style:style style:name="Table5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8" style:family="table">
      <style:table-properties style:width="17cm" fo:margin-left="0cm" fo:margin-right="0cm" fo:margin-top="0.109cm" fo:margin-bottom="0.409cm" table:align="margins" style:may-break-between-rows="false"/>
    </style:style>
    <style:style style:name="Table58.A" style:family="table-column">
      <style:table-column-properties style:column-width="2.766cm" style:rel-column-width="10662*"/>
    </style:style>
    <style:style style:name="Table58.B" style:family="table-column">
      <style:table-column-properties style:column-width="14.235cm" style:rel-column-width="54873*"/>
    </style:style>
    <style:style style:name="Table5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59" style:family="table">
      <style:table-properties style:width="17cm" fo:margin-left="0cm" fo:margin-right="0cm" fo:margin-top="0.212cm" fo:margin-bottom="0.423cm" table:align="margins" style:may-break-between-rows="false"/>
    </style:style>
    <style:style style:name="Table59.A" style:family="table-column">
      <style:table-column-properties style:column-width="2.798cm" style:rel-column-width="10787*"/>
    </style:style>
    <style:style style:name="Table59.B" style:family="table-column">
      <style:table-column-properties style:column-width="14.203cm" style:rel-column-width="54748*"/>
    </style:style>
    <style:style style:name="Table5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0" style:family="table">
      <style:table-properties style:width="17cm" fo:margin-left="0cm" fo:margin-right="0cm" fo:margin-top="0.212cm" fo:margin-bottom="0.212cm" table:align="margins" style:may-break-between-rows="false"/>
    </style:style>
    <style:style style:name="Table60.A" style:family="table-column">
      <style:table-column-properties style:column-width="2.766cm" style:rel-column-width="10662*"/>
    </style:style>
    <style:style style:name="Table60.B" style:family="table-column">
      <style:table-column-properties style:column-width="14.235cm" style:rel-column-width="54873*"/>
    </style:style>
    <style:style style:name="Table6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2" style:family="table">
      <style:table-properties style:width="17cm" fo:margin-left="0cm" fo:margin-right="0cm" fo:margin-top="0.212cm" fo:margin-bottom="0.212cm" table:align="margins" style:may-break-between-rows="false"/>
    </style:style>
    <style:style style:name="Table62.A" style:family="table-column">
      <style:table-column-properties style:column-width="2.766cm" style:rel-column-width="10662*"/>
    </style:style>
    <style:style style:name="Table62.B" style:family="table-column">
      <style:table-column-properties style:column-width="14.235cm" style:rel-column-width="54873*"/>
    </style:style>
    <style:style style:name="Table6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3" style:family="table">
      <style:table-properties style:width="17cm" fo:margin-left="0cm" fo:margin-right="0cm" fo:margin-top="0.212cm" fo:margin-bottom="0.423cm" table:align="margins" style:may-break-between-rows="false"/>
    </style:style>
    <style:style style:name="Table63.A" style:family="table-column">
      <style:table-column-properties style:column-width="2.766cm" style:rel-column-width="10662*"/>
    </style:style>
    <style:style style:name="Table63.B" style:family="table-column">
      <style:table-column-properties style:column-width="14.235cm" style:rel-column-width="54873*"/>
    </style:style>
    <style:style style:name="Table6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4" style:family="table">
      <style:table-properties style:width="17cm" fo:margin-left="0cm" fo:margin-right="0cm" fo:margin-top="0.21cm" fo:margin-bottom="0.409cm" table:align="margins" style:may-break-between-rows="false"/>
    </style:style>
    <style:style style:name="Table64.A" style:family="table-column">
      <style:table-column-properties style:column-width="2.766cm" style:rel-column-width="10662*"/>
    </style:style>
    <style:style style:name="Table64.B" style:family="table-column">
      <style:table-column-properties style:column-width="14.235cm" style:rel-column-width="54873*"/>
    </style:style>
    <style:style style:name="Table6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5" style:family="table">
      <style:table-properties style:width="17cm" fo:margin-left="0cm" fo:margin-right="0cm" fo:margin-top="0.21cm" fo:margin-bottom="0.409cm" table:align="margins" style:may-break-between-rows="false"/>
    </style:style>
    <style:style style:name="Table65.A" style:family="table-column">
      <style:table-column-properties style:column-width="2.766cm" style:rel-column-width="10662*"/>
    </style:style>
    <style:style style:name="Table65.B" style:family="table-column">
      <style:table-column-properties style:column-width="14.235cm" style:rel-column-width="54873*"/>
    </style:style>
    <style:style style:name="Table65.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6" style:family="table">
      <style:table-properties style:width="17cm" fo:margin-left="0cm" fo:margin-right="0cm" fo:margin-top="0.21cm" fo:margin-bottom="0.409cm" table:align="margins" style:may-break-between-rows="false"/>
    </style:style>
    <style:style style:name="Table66.A" style:family="table-column">
      <style:table-column-properties style:column-width="2.766cm" style:rel-column-width="10662*"/>
    </style:style>
    <style:style style:name="Table66.B" style:family="table-column">
      <style:table-column-properties style:column-width="14.235cm" style:rel-column-width="54873*"/>
    </style:style>
    <style:style style:name="Table6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7" style:family="table">
      <style:table-properties style:width="17cm" fo:margin-left="0cm" fo:margin-right="0cm" fo:margin-top="0.21cm" fo:margin-bottom="0.409cm" table:align="margins" style:may-break-between-rows="false"/>
    </style:style>
    <style:style style:name="Table67.A" style:family="table-column">
      <style:table-column-properties style:column-width="2.766cm" style:rel-column-width="10662*"/>
    </style:style>
    <style:style style:name="Table67.B" style:family="table-column">
      <style:table-column-properties style:column-width="14.235cm" style:rel-column-width="54873*"/>
    </style:style>
    <style:style style:name="Table6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68" style:family="table">
      <style:table-properties style:width="17cm" fo:margin-left="0cm" fo:margin-right="0cm" fo:margin-top="0cm" fo:margin-bottom="0.4cm" table:align="margins"/>
    </style:style>
    <style:style style:name="Table68.A" style:family="table-column">
      <style:table-column-properties style:column-width="5.05cm" style:rel-column-width="19467*"/>
    </style:style>
    <style:style style:name="Table68.B" style:family="table-column">
      <style:table-column-properties style:column-width="3.616cm" style:rel-column-width="13939*"/>
    </style:style>
    <style:style style:name="Table68.C" style:family="table-column">
      <style:table-column-properties style:column-width="4.752cm" style:rel-column-width="18318*"/>
    </style:style>
    <style:style style:name="Table68.D" style:family="table-column">
      <style:table-column-properties style:column-width="3.582cm" style:rel-column-width="13811*"/>
    </style:style>
    <style:style style:name="Table68.1" style:family="table-row">
      <style:table-row-properties style:min-row-height="2.117cm"/>
    </style:style>
    <style:style style:name="Table68.A1" style:family="table-cell">
      <style:table-cell-properties style:vertical-align="middle" fo:padding="0.097cm" fo:border-left="0.002cm solid #c0c0c0" fo:border-right="none" fo:border-top="0.002cm solid #c0c0c0" fo:border-bottom="0.002cm solid #c0c0c0"/>
    </style:style>
    <style:style style:name="Table68.B1" style:family="table-cell">
      <style:table-cell-properties fo:padding="0.097cm" fo:border-left="0.002cm solid #c0c0c0" fo:border-right="none" fo:border-top="0.002cm solid #c0c0c0" fo:border-bottom="0.002cm solid #c0c0c0"/>
    </style:style>
    <style:style style:name="Table68.D1" style:family="table-cell">
      <style:table-cell-properties fo:padding="0.097cm" fo:border="0.002cm solid #c0c0c0"/>
    </style:style>
    <style:style style:name="Table69" style:family="table">
      <style:table-properties style:width="17cm" fo:margin-left="0cm" fo:margin-right="0cm" fo:margin-top="0.212cm" fo:margin-bottom="0.212cm" table:align="margins" style:may-break-between-rows="false"/>
    </style:style>
    <style:style style:name="Table69.A" style:family="table-column">
      <style:table-column-properties style:column-width="2.766cm" style:rel-column-width="10662*"/>
    </style:style>
    <style:style style:name="Table69.B" style:family="table-column">
      <style:table-column-properties style:column-width="14.235cm" style:rel-column-width="54873*"/>
    </style:style>
    <style:style style:name="Table6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8" style:family="table">
      <style:table-properties style:width="17cm" fo:margin-left="0cm" fo:margin-right="0cm" fo:margin-top="0.212cm" fo:margin-bottom="0.212cm" table:align="margins" style:may-break-between-rows="false"/>
    </style:style>
    <style:style style:name="Table238.A" style:family="table-column">
      <style:table-column-properties style:column-width="2.766cm" style:rel-column-width="10662*"/>
    </style:style>
    <style:style style:name="Table238.B" style:family="table-column">
      <style:table-column-properties style:column-width="14.235cm" style:rel-column-width="54873*"/>
    </style:style>
    <style:style style:name="Table23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39" style:family="table">
      <style:table-properties style:width="17cm" fo:margin-left="0cm" fo:margin-right="0cm" fo:margin-top="0.21cm" fo:margin-bottom="0.36cm" table:align="margins" style:may-break-between-rows="false"/>
    </style:style>
    <style:style style:name="Table239.A" style:family="table-column">
      <style:table-column-properties style:column-width="2.766cm" style:rel-column-width="10662*"/>
    </style:style>
    <style:style style:name="Table239.B" style:family="table-column">
      <style:table-column-properties style:column-width="14.235cm" style:rel-column-width="54873*"/>
    </style:style>
    <style:style style:name="Table23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240" style:family="table">
      <style:table-properties style:width="17cm" fo:margin-left="0cm" fo:margin-right="0cm" fo:margin-top="0.21cm" fo:margin-bottom="0.409cm" table:align="margins" style:may-break-between-rows="false"/>
    </style:style>
    <style:style style:name="Table240.A" style:family="table-column">
      <style:table-column-properties style:column-width="2.766cm" style:rel-column-width="10662*"/>
    </style:style>
    <style:style style:name="Table240.B" style:family="table-column">
      <style:table-column-properties style:column-width="14.235cm" style:rel-column-width="54873*"/>
    </style:style>
    <style:style style:name="Table240.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List_20_1_20_End" style:list-style-name="OOoBullets_20_1"/>
    <style:style style:name="P2" style:family="paragraph" style:parent-style-name="OOoNum_20_123_20_Cont." style:list-style-name="OOoNum_20_123"/>
    <style:style style:name="P3" style:family="paragraph" style:parent-style-name="OOoNum_20_123_20_End" style:list-style-name="OOoNum_20_123"/>
    <style:style style:name="P4" style:family="paragraph" style:parent-style-name="OOoList_20_1_20_Cont." style:list-style-name="OOoBullets_20_1"/>
    <style:style style:name="P5" style:family="paragraph" style:parent-style-name="OOoTextBody">
      <style:text-properties fo:language="en" fo:country="U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paragraph-properties fo:orphans="0" fo:widows="0"/>
    </style:style>
    <style:style style:name="P8" style:family="paragraph" style:parent-style-name="OOoDefinition">
      <style:text-properties fo:language="en" fo:country="US"/>
    </style:style>
    <style:style style:name="P9" style:family="paragraph" style:parent-style-name="OOoDefinition">
      <style:paragraph-properties fo:margin-left="0cm" fo:margin-right="0cm" fo:text-indent="0cm" style:auto-text-indent="false"/>
      <style:text-properties fo:language="en" fo:country="US"/>
    </style:style>
    <style:style style:name="P10" style:family="paragraph" style:parent-style-name="OOoFooter">
      <style:paragraph-properties>
        <style:tab-stops>
          <style:tab-stop style:position="12.928cm" style:type="center"/>
          <style:tab-stop style:position="25.7cm" style:type="right"/>
        </style:tab-stops>
      </style:paragraph-properties>
    </style:style>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style:page-number="auto"/>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_5f_ListIntro" style:master-page-name="">
      <style:paragraph-properties fo:orphans="2" fo:widows="2" style:page-number="auto" fo:keep-with-next="auto"/>
    </style:style>
    <style:style style:name="P17" style:family="paragraph" style:parent-style-name="OOoTextBody_5f_ListIntro" style:master-page-name="">
      <style:paragraph-properties fo:keep-together="always" fo:orphans="0" fo:widows="0" style:page-number="auto" fo:keep-with-next="auto"/>
    </style:style>
    <style:style style:name="P18" style:family="paragraph" style:parent-style-name="OOoTextBody" style:master-page-name="">
      <style:paragraph-properties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style:page-number="auto" fo:keep-with-next="always">
        <style:tab-stops/>
      </style:paragraph-properties>
    </style:style>
    <style:style style:name="P21" style:family="paragraph" style:parent-style-name="OOoDefinitionTerm" style:master-page-name="">
      <style:paragraph-properties style:page-number="auto"/>
    </style:style>
    <style:style style:name="P22" style:family="paragraph" style:parent-style-name="OOoFigureCaption" style:master-page-name="">
      <style:paragraph-properties style:page-number="auto"/>
    </style:style>
    <style:style style:name="P23" style:family="paragraph" style:parent-style-name="OOoTextBody">
      <style:text-properties fo:language="en" fo:country="US"/>
    </style:style>
    <style:style style:name="P24" style:family="paragraph" style:parent-style-name="OOoTextBody">
      <style:paragraph-properties>
        <style:tab-stops>
          <style:tab-stop style:position="11.007cm"/>
        </style:tab-stops>
      </style:paragraph-properties>
    </style:style>
    <style:style style:name="P25" style:family="paragraph" style:parent-style-name="OOoTextBody">
      <style:paragraph-properties fo:text-align="start" style:justify-single-word="false"/>
    </style:style>
    <style:style style:name="P26" style:family="paragraph" style:parent-style-name="OOoTextBody">
      <style:paragraph-properties fo:text-align="center" style:justify-single-word="false" fo:keep-together="always"/>
    </style:style>
    <style:style style:name="P27" style:family="paragraph" style:parent-style-name="OOoTextBody">
      <style:paragraph-properties fo:orphans="0" fo:widows="0"/>
    </style:style>
    <style:style style:name="P28" style:family="paragraph" style:parent-style-name="OOoTextBody">
      <style:paragraph-properties loext:contextual-spacing="false" fo:margin-top="0cm" fo:margin-bottom="0.254cm">
        <style:tab-stops/>
      </style:paragraph-properties>
    </style:style>
    <style:style style:name="P29" style:family="paragraph" style:parent-style-name="OOoFigure">
      <style:paragraph-properties fo:text-align="center" style:justify-single-word="false"/>
    </style:style>
    <style:style style:name="P30" style:family="paragraph" style:parent-style-name="Standard">
      <style:paragraph-properties fo:text-align="center" style:justify-single-word="false"/>
    </style:style>
    <style:style style:name="P31" style:family="paragraph" style:parent-style-name="Figure">
      <style:paragraph-properties fo:text-align="center" style:justify-single-word="false"/>
    </style:style>
    <style:style style:name="P32" style:family="paragraph" style:parent-style-name="Figure">
      <style:paragraph-properties loext:contextual-spacing="false" fo:margin-top="0cm" fo:margin-bottom="0.101cm" fo:text-align="start" style:justify-single-word="false"/>
    </style:style>
    <style:style style:name="P33" style:family="paragraph" style:parent-style-name="OOoDefinition">
      <style:paragraph-properties loext:contextual-spacing="false" fo:margin-top="0cm" fo:margin-bottom="0cm"/>
    </style:style>
    <style:style style:name="P34" style:family="paragraph" style:parent-style-name="OOoDefinition" style:master-page-name="">
      <style:paragraph-properties loext:contextual-spacing="false" fo:margin-top="0cm" fo:margin-bottom="0cm" style:page-number="auto"/>
    </style:style>
    <style:style style:name="P35" style:family="paragraph" style:parent-style-name="OOoDefinition">
      <style:paragraph-properties fo:break-before="page"/>
      <style:text-properties fo:language="en" fo:country="US"/>
    </style:style>
    <style:style style:name="P36" style:family="paragraph" style:parent-style-name="Table_20_Contents">
      <style:text-properties fo:font-size="14pt"/>
    </style:style>
    <style:style style:name="P37" style:family="paragraph" style:parent-style-name="OOoFigure">
      <style:paragraph-properties loext:contextual-spacing="false" fo:margin-top="0.21cm" fo:margin-bottom="0.51cm"/>
    </style:style>
    <style:style style:name="P38" style:family="paragraph" style:parent-style-name="OOoFigure" style:master-page-name="">
      <style:paragraph-properties loext:contextual-spacing="false" fo:margin-top="0.21cm" fo:margin-bottom="0.21cm" fo:text-align="center" style:justify-single-word="false" style:page-number="auto"/>
    </style:style>
    <style:style style:name="P39" style:family="paragraph" style:parent-style-name="OOoFigure">
      <style:paragraph-properties loext:contextual-spacing="false" fo:margin-top="0.21cm" fo:margin-bottom="0.21cm" fo:text-align="center" style:justify-single-word="false"/>
    </style:style>
    <style:style style:name="P40" style:family="paragraph" style:parent-style-name="OOoFigure">
      <style:paragraph-properties loext:contextual-spacing="false" fo:margin-top="0cm" fo:margin-bottom="0.21cm"/>
    </style:style>
    <style:style style:name="P41" style:family="paragraph" style:parent-style-name="OOoFigure">
      <style:paragraph-properties loext:contextual-spacing="false" fo:margin-top="0.109cm" fo:margin-bottom="0.109cm"/>
    </style:style>
    <style:style style:name="P42" style:family="paragraph" style:parent-style-name="OOoDefinitionTerm" style:master-page-name="">
      <style:paragraph-properties loext:contextual-spacing="false" fo:margin-top="0.21cm" fo:margin-bottom="0.101cm" style:page-number="auto"/>
    </style:style>
    <style:style style:name="P43" style:family="paragraph" style:parent-style-name="OOoDefinitionTerm">
      <style:paragraph-properties loext:contextual-spacing="false" fo:margin-top="0.21cm" fo:margin-bottom="0.101cm"/>
    </style:style>
    <style:style style:name="P44" style:family="paragraph" style:parent-style-name="OOoFigureCaption">
      <style:paragraph-properties fo:text-align="center" style:justify-single-word="false"/>
    </style:style>
    <style:style style:name="P45" style:family="paragraph" style:parent-style-name="OOoTableText">
      <style:paragraph-properties fo:margin-left="0.21cm" fo:margin-right="0cm" fo:text-indent="0cm" style:auto-text-indent="false"/>
    </style:style>
    <style:style style:name="P46" style:family="paragraph" style:parent-style-name="OOoTextBody">
      <style:paragraph-properties loext:contextual-spacing="false" fo:margin-top="0cm" fo:margin-bottom="0.109cm"/>
    </style:style>
    <style:style style:name="P47" style:family="paragraph" style:parent-style-name="OOoTextBody">
      <style:paragraph-properties loext:contextual-spacing="false" fo:margin-top="0.199cm" fo:margin-bottom="0.21cm"/>
    </style:style>
    <style:style style:name="P48" style:family="paragraph" style:parent-style-name="OOoDefinition">
      <style:text-properties fo:language="en" fo:country="US"/>
    </style:style>
    <style:style style:name="P49" style:family="paragraph" style:parent-style-name="OOoNum_20_123_20_Cont." style:list-style-name="OOoNum_20_123"/>
    <style:style style:name="P50" style:family="paragraph" style:parent-style-name="OOoNum_20_123_20_Cont." style:list-style-name="L1"/>
    <style:style style:name="P51" style:family="paragraph" style:parent-style-name="OOoNum_20_123_20_End" style:list-style-name="OOoNum_20_123"/>
    <style:style style:name="P52" style:family="paragraph" style:parent-style-name="OOoNum_20_123_20_End" style:list-style-name="L1"/>
    <style:style style:name="P53" style:family="paragraph" style:parent-style-name="OOoHeading_20_2">
      <style:text-properties fo:language="en" fo:country="US"/>
    </style:style>
    <style:style style:name="P54" style:family="paragraph" style:parent-style-name="OOoHeading_20_2" style:master-page-name="">
      <style:paragraph-properties style:page-number="auto"/>
    </style:style>
    <style:style style:name="P55" style:family="paragraph" style:parent-style-name="OOoHeading_20_2" style:master-page-name="">
      <style:paragraph-properties style:page-number="auto" fo:keep-with-next="always"/>
    </style:style>
    <style:style style:name="P56" style:family="paragraph" style:parent-style-name="OOoHeading_20_2" style:master-page-name="">
      <style:paragraph-properties style:page-number="auto" fo:keep-with-next="auto"/>
    </style:style>
    <style:style style:name="P57" style:family="paragraph" style:parent-style-name="OOoNum_20_123_20_Start" style:list-style-name="OOoNum_20_123"/>
    <style:style style:name="P58" style:family="paragraph" style:parent-style-name="OOoNum_20_123_20_Start" style:list-style-name="L1"/>
    <style:style style:name="P59" style:family="paragraph" style:parent-style-name="OOoNum_20_123_20_Start" style:master-page-name="">
      <style:paragraph-properties style:page-number="auto" fo:keep-with-next="always"/>
    </style:style>
    <style:style style:name="P60" style:family="paragraph" style:parent-style-name="OOoHeading_20_3">
      <style:paragraph-properties fo:margin-left="0cm" fo:margin-right="0cm" fo:text-indent="0cm" style:auto-text-indent="false"/>
    </style:style>
    <style:style style:name="P61" style:family="paragraph" style:parent-style-name="OOoList_20_1_20_Cont.">
      <style:text-properties fo:language="en" fo:country="US"/>
    </style:style>
    <style:style style:name="P62" style:family="paragraph" style:parent-style-name="OOoList_20_1_20_Cont." style:list-style-name="OOoBullets_20_1"/>
    <style:style style:name="P63" style:family="paragraph" style:parent-style-name="OOoList_20_1_20_Start">
      <style:text-properties fo:language="en" fo:country="US"/>
    </style:style>
    <style:style style:name="P64" style:family="paragraph" style:parent-style-name="OOoList_20_1_20_Start" style:master-page-name="">
      <style:paragraph-properties style:page-number="auto" fo:keep-with-next="always"/>
    </style:style>
    <style:style style:name="P65" style:family="paragraph" style:parent-style-name="OOoHeading_20_0" style:master-page-name="OOoPageStyle">
      <style:paragraph-properties style:page-number="auto"/>
    </style:style>
    <style:style style:name="P66" style:family="paragraph" style:parent-style-name="OOoHeading_20_1">
      <style:text-properties fo:language="en" fo:country="US"/>
    </style:style>
    <style:style style:name="P67" style:family="paragraph" style:parent-style-name="OOoHeading_20_1" style:master-page-name="">
      <style:paragraph-properties style:page-number="auto" fo:keep-with-next="always"/>
    </style:style>
    <style:style style:name="P68" style:family="paragraph" style:parent-style-name="OOoTextBody">
      <style:text-properties fo:language="en" fo:country="US"/>
    </style:style>
    <style:style style:name="P69" style:family="paragraph" style:parent-style-name="OOoTextBody">
      <style:paragraph-properties fo:orphans="0" fo:widows="0"/>
    </style:style>
    <style:style style:name="P70" style:family="paragraph" style:parent-style-name="OOoTextBody" style:master-page-name="">
      <style:paragraph-properties fo:keep-together="always" fo:orphans="0" fo:widows="0" style:page-number="auto"/>
    </style:style>
    <style:style style:name="P71" style:family="paragraph" style:parent-style-name="OOoDefinition">
      <style:paragraph-properties fo:margin-left="0cm" fo:margin-right="0cm" fo:text-indent="0cm" style:auto-text-indent="false"/>
      <style:text-properties fo:language="en" fo:country="US"/>
    </style:style>
    <style:style style:name="P72" style:family="paragraph" style:parent-style-name="OOoDefinition">
      <style:text-properties fo:language="en" fo:country="US"/>
    </style:style>
    <style:style style:name="P73" style:family="paragraph" style:parent-style-name="OOoList_20_1_20_End" style:list-style-name="OOoBullets_20_1"/>
    <style:style style:name="P74" style:family="paragraph" style:parent-style-name="OOoList_20_1_20_End">
      <style:text-properties fo:language="en" fo:country="US"/>
    </style:style>
    <style:style style:name="P75" style:family="paragraph" style:parent-style-name="OOoList_20_1_20_End" style:master-page-name="">
      <style:paragraph-properties fo:margin-left="1.3cm" fo:margin-right="-0.101cm" fo:text-indent="-0.66cm" style:auto-text-indent="false" style:page-number="auto">
        <style:tab-stops/>
      </style:paragraph-properties>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7" style:family="paragraph">
      <style:paragraph-properties fo:margin-left="0cm" fo:margin-right="0cm" fo:margin-top="0cm" fo:margin-bottom="0cm" fo:line-height="100%" fo:text-align="center" fo:text-indent="0cm"/>
    </style:style>
    <style:style style:name="P78"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0" style:family="paragraph">
      <style:paragraph-properties fo:margin-left="0cm" fo:margin-right="0cm" fo:margin-top="0cm" fo:margin-bottom="0cm" fo:line-height="100%" fo:text-indent="0cm"/>
    </style:style>
    <style:style style:name="P81" style:family="paragraph">
      <style:paragraph-properties fo:margin-left="0cm" fo:margin-right="0cm" fo:margin-top="0cm" fo:margin-bottom="0cm" fo:line-height="100%" fo:text-indent="0cm" style:writing-mode="lr-tb"/>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3" style:family="paragraph">
      <style:paragraph-properties fo:text-align="center"/>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style:use-window-font-color="true" loext:opacity="0%"/>
    </style:style>
    <style:style style:name="T4" style:family="text">
      <style:text-properties style:use-window-font-color="true" fo:font-style="normal" style:font-style-asian="normal" style:font-style-complex="normal" loext:opacity="0%"/>
    </style:style>
    <style:style style:name="T5" style:family="text">
      <style:text-properties style:use-window-font-color="true" style:font-name="Times New Roman1" fo:font-size="12pt" loext:opacity="0%"/>
    </style:style>
    <style:style style:name="T6" style:family="text">
      <style:text-properties fo:font-weight="bold" style:font-weight-asian="bold" style:font-weight-complex="bold"/>
    </style:style>
    <style:style style:name="T7" style:family="text">
      <style:text-properties style:font-name="Times New Roman" fo:language="en" fo:country="US"/>
    </style:style>
    <style:style style:name="T8" style:family="text">
      <style:text-properties style:font-name="Times New Roman1" fo:font-size="12pt"/>
    </style:style>
    <style:style style:name="T9" style:family="text">
      <style:text-properties style:font-name="Times New Roman1" fo:font-size="12pt" style:letter-kerning="true"/>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weight="normal" style:font-weight-asian="normal" style:font-weight-complex="normal"/>
    </style:style>
    <style:style style:name="T16" style:family="text">
      <style:text-properties fo:language="en" fo:country="US"/>
    </style:style>
    <style:style style:name="T17" style:family="text">
      <style:text-properties style:font-name="Bitstream Vera Sans1"/>
    </style:style>
    <style:style style:name="T18" style:family="text">
      <style:text-properties style:font-name="Bitstream Vera Sans1" fo:language="en" fo:country="US"/>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fo:font-size="12pt" fo:language="en" fo:country="US" style:font-size-asian="12pt" style:font-size-complex="12pt"/>
    </style:style>
    <style:style style:name="T22" style:family="text">
      <style:text-properties style:font-weight-asian="normal" style:font-weight-complex="normal"/>
    </style:style>
    <style:style style:name="T23"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loext:opacity="0%"/>
    </style:style>
    <style:style style:name="T2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T25"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loext:opacity="0%"/>
    </style:style>
    <style:style style:name="fr1"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2" style:family="graphic" style:parent-style-name="Frame">
      <style:graphic-properties fo:margin-left="0.131cm" fo:margin-right="0.131cm" fo:margin-top="0cm" fo:margin-bottom="0.25cm" style:wrap="none" style:vertical-pos="middle" style:vertical-rel="baseline" style:horizontal-pos="from-left" style:horizontal-rel="page-content" fo:padding="0cm" fo:border="none"/>
    </style:style>
    <style:style style:name="fr3"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4" style:family="graphic" style:parent-style-name="Frame">
      <style:graphic-properties style:wrap="none" style:vertical-pos="middle" style:vertical-rel="baseline" style:horizontal-pos="from-left"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hadow="none"/>
    </style:style>
    <style:style style:name="fr12" style:family="graphic" style:parent-style-name="Frame">
      <style:graphic-properties fo:margin-left="0cm" fo:margin-right="0cm" fo:margin-top="0cm" fo:margin-bottom="0cm" style:wrap="right" style:number-wrapped-paragraphs="no-limit" style:vertical-pos="from-top" style:horizontal-pos="from-left" style:horizontal-rel="paragraph" fo:padding="0cm" fo:border="none"/>
    </style:style>
    <style:style style:name="fr13" style:family="graphic" style:parent-style-name="Frame">
      <style:graphic-properties fo:margin-left="0.131cm" fo:margin-right="0.131cm" fo:margin-top="0cm" fo:margin-bottom="0.25cm" style:wrap="none" style:vertical-pos="from-top" style:horizontal-pos="from-left" style:horizontal-rel="page-content" fo:padding="0cm"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3cm" fo:margin-right="0cm"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OOoGraphics">
      <style:graphic-properties style:vertical-pos="middle" style:vertical-rel="baseline" style:horizontal-pos="from-left" style:horizontal-rel="page-content">
        <style:columns fo:column-count="1" fo:column-gap="0cm"/>
      </style:graphic-properties>
    </style:style>
    <style:style style:name="fr18" style:family="graphic" style:parent-style-name="Frame">
      <style:graphic-properties style:vertical-pos="top" style:vertical-rel="baseline" style:horizontal-pos="center" style:horizontal-rel="paragraph-content"/>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background-color="transparent" style:background-transparency="100%" fo:padding="0cm" fo:border="none" style:shadow="none">
        <style:background-image/>
        <style:columns fo:column-count="1" fo:column-gap="0cm"/>
      </style:graphic-properties>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style:wrap="parallel" style:number-wrapped-paragraphs="no-limit" style:wrap-contour="false" style:vertical-pos="from-top" style:horizontal-pos="from-left" style:horizontal-rel="char" style:shadow="none" style:mirror="none" fo:clip="rect(0cm, 0.127cm, 0cm, 0.762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1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49cm, 0.041cm, 0.049cm, 0cm)"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2.6cm, 0cm)"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499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4.8cm, 0cm, 0.499cm, 0cm)"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cm, 0cm, 1.559cm, 0cm)"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cm" fo:border="0.002cm solid #000000" style:shadow="none" style:mirror="none" fo:clip="rect(0.199cm, 0cm, 0.4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cm" fo:border="0.002cm solid #000000" style:shadow="none" style:mirror="none" fo:clip="rect(0.101cm, 0cm, 0.499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fo:padding="0cm" fo:border="0.002cm solid #000000" style:shadow="none" style:mirror="none" fo:clip="rect(0.635cm, 0cm, 0.071cm, 0cm)"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mirror="none" fo:clip="rect(1cm, 0cm, 0cm, 0cm)"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2" style:family="graphic" style:parent-style-name="Graphics">
      <style:graphic-properties style:vertical-pos="top" style:vertical-rel="baseline" style:horizontal-pos="center" style:horizontal-rel="paragraph" style:mirror="none" fo:clip="rect(0.071cm, 0cm, 0cm, 0cm)"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from-top" style:mirror="none" fo:clip="rect(1.3cm, 0cm, 2.3cm, 0cm)" draw:luminance="0%" draw:contrast="0%" draw:red="0%" draw:green="0%" draw:blue="0%" draw:gamma="100%" draw:color-inversion="false" draw:image-opacity="100%" draw:color-mode="standard" style:flow-with-text="false"/>
    </style:style>
    <style:style style:name="fr44" style:family="graphic" style:parent-style-name="Graphics">
      <style:graphic-properties fo:margin-left="0.42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top" style:vertical-rel="baseline" style:mirror="none" fo:clip="rect(0cm, 0cm, 0.801cm, 0cm)"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top" style:vertical-rel="baseline" style:shadow="none" style:mirror="none" fo:clip="rect(1.3cm, 0cm, 0.499cm, 0cm)" draw:luminance="0%" draw:contrast="0%" draw:red="0%" draw:green="0%" draw:blue="0%" draw:gamma="100%" draw:color-inversion="false" draw:image-opacity="100%" draw:color-mode="standard" style:flow-with-text="false"/>
    </style:style>
    <style:style style:name="fr47"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fr48" style:family="graphic" style:parent-style-name="Graphics">
      <style:graphic-properties style:vertical-pos="from-top" style:mirror="none" fo:clip="rect(0cm, 0cm, 2cm, 0cm)" draw:luminance="0%" draw:contrast="0%" draw:red="0%" draw:green="0%" draw:blue="0%" draw:gamma="100%" draw:color-inversion="false" draw:image-opacity="100%" draw:color-mode="standard" style:flow-with-text="false"/>
    </style:style>
    <style:style style:name="fr49"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0"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fo:background-color="transparent" style:background-transparency="100%" style:mirror="none" fo:clip="rect(1.199cm, 0cm, 4.001cm, 0cm)" draw:luminance="0%" draw:contrast="0%" draw:red="0%" draw:green="0%" draw:blue="0%" draw:gamma="100%" draw:color-inversion="false" draw:image-opacity="100%" draw:color-mode="standard" style:flow-with-text="false">
        <style:background-image/>
      </style:graphic-properties>
    </style:style>
    <style:style style:name="fr52" style:family="graphic" style:parent-style-name="Graphics">
      <style:graphic-properties style:vertical-pos="top" style:vertical-rel="baseline" style:mirror="none" fo:clip="rect(1.199cm, 0cm, 2.521cm, 0cm)" draw:luminance="0%" draw:contrast="0%" draw:red="0%" draw:green="0%" draw:blue="0%" draw:gamma="100%" draw:color-inversion="false" draw:image-opacity="100%" draw:color-mode="standard" style:flow-with-text="false"/>
    </style:style>
    <style:style style:name="fr53" style:family="graphic" style:parent-style-name="Graphics">
      <style:graphic-properties style:vertical-pos="top" style:vertical-rel="baseline" style:mirror="none" fo:clip="rect(0cm, 0cm, 3.2cm, 0cm)" draw:luminance="0%" draw:contrast="0%" draw:red="0%" draw:green="0%" draw:blue="0%" draw:gamma="100%" draw:color-inversion="false" draw:image-opacity="100%" draw:color-mode="standard" style:flow-with-text="false"/>
    </style:style>
    <style:style style:name="fr54"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flow-with-text="false"/>
    </style:style>
    <style:style style:name="fr5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none"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57cm" fo:padding-top="0.101cm" fo:padding-bottom="0.101cm" fo:padding-left="0.101cm" fo:padding-right="0.101cm" draw:shadow="hidden" draw:shadow-offset-x="0.3cm" draw:shadow-offset-y="0.3cm" draw:shadow-color="#808080" style:run-through="foreground"/>
    </style:style>
    <style:style style:name="gr4" style:family="graphic">
      <style:graphic-properties draw:stroke="solid" svg:stroke-width="0cm" svg:stroke-color="#000000" draw:marker-start="Arrow_20_concave" draw:marker-start-width="0.203cm" draw:marker-start-center="false" draw:marker-end-width="0.3cm" draw:marker-end-center="false" draw:fill="solid" draw:fill-color="#ffffff" draw:textarea-horizontal-align="justify" draw:auto-grow-height="true" draw:auto-grow-width="false" fo:min-height="0.564cm" fo:padding-top="0.101cm" fo:padding-bottom="0.101cm" fo:padding-left="0.101cm" fo:padding-right="0.101cm" draw:shadow="hidden" draw:shadow-offset-x="0.3cm" draw:shadow-offset-y="0.3cm" draw:shadow-color="#808080" style:run-through="foreground"/>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solid" svg:stroke-width="0cm" svg:stroke-color="#000000" draw:marker-start="Arrow" draw:marker-start-width="0.3cm" draw:marker-start-center="false" draw:marker-end="" draw:marker-end-width="0.3cm" draw:marker-end-center="false" draw:fill="solid" draw:fill-color="#ffffff" fo:min-height="0.813cm" fo:padding-top="0.125cm" fo:padding-bottom="0.125cm" fo:padding-left="0.25cm" fo:padding-right="0.25cm" draw:shadow="hidden" draw:shadow-offset-x="0.3cm" draw:shadow-offset-y="0.3cm" draw:shadow-color="#808080" style:run-through="foreground"/>
    </style:style>
    <style:style style:name="gr8"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9" style:family="graphic">
      <style:graphic-properties draw:stroke="solid" svg:stroke-width="0cm" svg:stroke-color="#000000" draw:marker-start="Arrow" draw:marker-start-width="0.3cm" draw:marker-start-center="false" draw:marker-end="" draw:marker-end-width="0.3cm" draw:marker-end-center="false" draw:fill="none" draw:fill-color="#ffffff" fo:min-height="0.407cm" fo:padding-top="0.125cm" fo:padding-bottom="0.125cm" fo:padding-left="0.25cm" fo:padding-right="0.25cm" draw:shadow="hidden" draw:shadow-offset-x="0.3cm" draw:shadow-offset-y="0.3cm" draw:shadow-color="#808080" style:run-through="foreground"/>
    </style:style>
    <style:style style:name="gr10" style:family="graphic">
      <style:graphic-properties loext:allow-overlap="true" svg:stroke-width="0.101cm" svg:stroke-color="#8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102cm" svg:stroke-color="#cc0000" draw:marker-start="" draw:marker-start-width="0.51cm" draw:marker-start-center="false" draw:marker-end="" draw:marker-end-width="0.51cm" draw:marker-end-center="false" draw:fill="none" draw:fill-color="#cfe7f5"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1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81cm" svg:stroke-color="#ff3333" draw:marker-start="" draw:marker-start-width="0.321cm" draw:marker-start-center="false" draw:marker-end="" draw:marker-end-width="0.321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742845800" text:id="ct742845800">
          <text:deletion>
            <office:change-info>
              <dc:creator>Dick Groskamp</dc:creator>
              <dc:date>2022-06-12T18:16:00</dc:date>
            </office:change-info>
            <text:list xml:id="list613540795320831539" text:style-name="OOoBullets_20_1">
              <text:list-item>
                <text:p text:style-name="P1"><text:span text:style-name="OOoKeystroke">on</text:span></text:p>
              </text:list-item>
            </text:list>
          </text:deletion>
        </text:changed-region>
        <text:changed-region xml:id="ct742846840" text:id="ct742846840">
          <text:deletion>
            <office:change-info>
              <dc:creator>Dick Groskamp</dc:creator>
              <dc:date>2022-06-12T18:16:00</dc:date>
            </office:change-info>
            <text:list xml:id="list38772468" text:continue-numbering="true" text:style-name="OOoBullets_20_1">
              <text:list-item>
                <text:p text:style-name="P1"><text:span text:style-name="OOoKeystroke">o</text:span></text:p>
              </text:list-item>
            </text:list>
          </text:deletion>
        </text:changed-region>
        <text:changed-region xml:id="ct742846216" text:id="ct742846216">
          <text:deletion>
            <office:change-info>
              <dc:creator>Dick Groskamp</dc:creator>
              <dc:date>2022-06-12T18:16:00</dc:date>
            </office:change-info>
            <text:p text:style-name="OOoDefinition"><text:span text:style-name="OOoKeystroke">on</text:span></text:p>
          </text:deletion>
        </text:changed-region>
        <text:changed-region xml:id="ct742846736" text:id="ct742846736">
          <text:deletion>
            <office:change-info>
              <dc:creator>Dick Groskamp</dc:creator>
              <dc:date>2022-06-12T18:16:00</dc:date>
            </office:change-info>
            <text:p text:style-name="OOoDefinition"><text:span text:style-name="OOoKeystroke">o</text:span></text:p>
          </text:deletion>
        </text:changed-region>
        <text:changed-region xml:id="ct742845904" text:id="ct742845904">
          <text:deletion>
            <office:change-info>
              <dc:creator>Dick Groskamp</dc:creator>
              <dc:date>2022-06-12T18:16:00</dc:date>
            </office:change-info>
            <text:p text:style-name="OOoDefinition"><text:span text:style-name="OOoKeystroke">on</text:span></text:p>
          </text:deletion>
        </text:changed-region>
        <text:changed-region xml:id="ct742847464" text:id="ct742847464">
          <text:deletion>
            <office:change-info>
              <dc:creator>Dick Groskamp</dc:creator>
              <dc:date>2022-06-12T18:16:00</dc:date>
            </office:change-info>
            <text:p text:style-name="OOoDefinition"><text:span text:style-name="OOoKeystroke">o</text:span></text:p>
          </text:deletion>
        </text:changed-region>
        <text:changed-region xml:id="ct742851624" text:id="ct742851624">
          <text:deletion>
            <office:change-info>
              <dc:creator>Dick Groskamp</dc:creator>
              <dc:date>2022-06-12T18:18:00</dc:date>
            </office:change-info>
            <text:list xml:id="list6681772470344433492" text:style-name="OOoNum_20_123">
              <text:list-item>
                <text:p text:style-name="P2"><text:span text:style-name="OOoKeystroke">on</text:span></text:p>
              </text:list-item>
            </text:list>
          </text:deletion>
        </text:changed-region>
        <text:changed-region xml:id="ct742849232" text:id="ct742849232">
          <text:deletion>
            <office:change-info>
              <dc:creator>Dick Groskamp</dc:creator>
              <dc:date>2022-06-12T18:18:00</dc:date>
            </office:change-info>
            <text:list xml:id="list38747258" text:continue-numbering="true" text:style-name="OOoNum_20_123">
              <text:list-item>
                <text:p text:style-name="P2"><text:span text:style-name="OOoKeystroke">o</text:span></text:p>
              </text:list-item>
            </text:list>
          </text:deletion>
        </text:changed-region>
        <text:changed-region xml:id="ct742851936" text:id="ct742851936">
          <text:format-change>
            <office:change-info>
              <dc:creator>Dick Groskamp</dc:creator>
              <dc:date>2022-06-12T18:19:00</dc:date>
            </office:change-info>
          </text:format-change>
        </text:changed-region>
        <text:changed-region xml:id="ct742850896" text:id="ct742850896">
          <text:deletion>
            <office:change-info>
              <dc:creator>Dick Groskamp</dc:creator>
              <dc:date>2022-06-12T18:19:00</dc:date>
            </office:change-info>
            <text:list xml:id="list38747211" text:continue-numbering="true" text:style-name="OOoNum_20_123">
              <text:list-item>
                <text:p text:style-name="P2"><text:span text:style-name="OOoKeystroke">on</text:span></text:p>
              </text:list-item>
            </text:list>
          </text:deletion>
        </text:changed-region>
        <text:changed-region xml:id="ct742850480" text:id="ct742850480">
          <text:deletion>
            <office:change-info>
              <dc:creator>Dick Groskamp</dc:creator>
              <dc:date>2022-06-12T18:19:00</dc:date>
            </office:change-info>
            <text:list xml:id="list38774493" text:continue-numbering="true" text:style-name="OOoNum_20_123">
              <text:list-item>
                <text:p text:style-name="P2"><text:span text:style-name="OOoKeystroke">o</text:span></text:p>
              </text:list-item>
            </text:list>
          </text:deletion>
        </text:changed-region>
        <text:changed-region xml:id="ct742851000" text:id="ct742851000">
          <text:deletion>
            <office:change-info>
              <dc:creator>Dick Groskamp</dc:creator>
              <dc:date>2022-06-12T18:20:00</dc:date>
            </office:change-info>
            <text:list xml:id="list38768515" text:continue-numbering="true" text:style-name="OOoNum_20_123">
              <text:list-item>
                <text:p text:style-name="P3"><text:span text:style-name="OOoKeystroke">on</text:span></text:p>
              </text:list-item>
            </text:list>
          </text:deletion>
        </text:changed-region>
        <text:changed-region xml:id="ct742849128" text:id="ct742849128">
          <text:deletion>
            <office:change-info>
              <dc:creator>Dick Groskamp</dc:creator>
              <dc:date>2022-06-12T18:20:00</dc:date>
            </office:change-info>
            <text:list xml:id="list38758702" text:continue-numbering="true" text:style-name="OOoNum_20_123">
              <text:list-item>
                <text:p text:style-name="P3"><text:span text:style-name="OOoKeystroke">o</text:span></text:p>
              </text:list-item>
            </text:list>
          </text:deletion>
        </text:changed-region>
        <text:changed-region xml:id="ct742846320" text:id="ct742846320">
          <text:deletion>
            <office:change-info>
              <dc:creator>Dick Groskamp</dc:creator>
              <dc:date>2022-06-12T18:20:00</dc:date>
            </office:change-info>
            <text:p text:style-name="OOoTextBody"><text:span text:style-name="OOoKeystroke">on</text:span></text:p>
          </text:deletion>
        </text:changed-region>
        <text:changed-region xml:id="ct742847152" text:id="ct742847152">
          <text:deletion>
            <office:change-info>
              <dc:creator>Dick Groskamp</dc:creator>
              <dc:date>2022-06-12T18:20:00</dc:date>
            </office:change-info>
            <text:p text:style-name="OOoTextBody"><text:span text:style-name="OOoKeystroke">o</text:span></text:p>
          </text:deletion>
        </text:changed-region>
        <text:changed-region xml:id="ct742389576" text:id="ct742389576">
          <text:deletion>
            <office:change-info>
              <dc:creator>Dick Groskamp</dc:creator>
              <dc:date>2022-06-12T18:21:00</dc:date>
            </office:change-info>
            <text:list xml:id="list38746949" text:continue-numbering="true" text:style-name="OOoNum_20_123">
              <text:list-item>
                <text:p text:style-name="P2"><text:span text:style-name="OOoKeystroke">on</text:span></text:p>
              </text:list-item>
            </text:list>
          </text:deletion>
        </text:changed-region>
        <text:changed-region xml:id="ct742388224" text:id="ct742388224">
          <text:deletion>
            <office:change-info>
              <dc:creator>Dick Groskamp</dc:creator>
              <dc:date>2022-06-12T18:22:00</dc:date>
            </office:change-info>
            <text:list xml:id="list38771178" text:continue-numbering="true" text:style-name="OOoNum_20_123">
              <text:list-item>
                <text:p text:style-name="P2"><text:span text:style-name="OOoKeystroke">o</text:span></text:p>
              </text:list-item>
            </text:list>
          </text:deletion>
        </text:changed-region>
        <text:changed-region xml:id="ct742390200" text:id="ct742390200">
          <text:deletion>
            <office:change-info>
              <dc:creator>Dick Groskamp</dc:creator>
              <dc:date>2022-06-12T18:24:00</dc:date>
            </office:change-info>
            <text:p text:style-name="OOoTextBody"><text:span text:style-name="OOoKeystroke">on</text:span></text:p>
          </text:deletion>
        </text:changed-region>
        <text:changed-region xml:id="ct742388328" text:id="ct742388328">
          <text:deletion>
            <office:change-info>
              <dc:creator>Dick Groskamp</dc:creator>
              <dc:date>2022-06-12T18:24:00</dc:date>
            </office:change-info>
            <text:p text:style-name="OOoTextBody"><text:span text:style-name="OOoKeystroke">o</text:span></text:p>
          </text:deletion>
        </text:changed-region>
        <text:changed-region xml:id="ct742391240" text:id="ct742391240">
          <text:deletion>
            <office:change-info>
              <dc:creator>Dick Groskamp</dc:creator>
              <dc:date>2022-06-12T18:25:00</dc:date>
            </office:change-info>
            <text:list xml:id="list38758571" text:continue-list="list38772468" text:style-name="OOoBullets_20_1">
              <text:list-item>
                <text:list>
                  <text:list-item>
                    <text:p text:style-name="P4"><text:span text:style-name="OOoMenuPath"/></text:p>
                  </text:list-item>
                  <text:list-item>
                    <text:p text:style-name="P4"><text:span text:style-name="OOoMenuPath"/></text:p>
                  </text:list-item>
                </text:list>
              </text:list-item>
            </text:list>
          </text:deletion>
        </text:changed-region>
        <text:changed-region xml:id="ct742395400" text:id="ct742395400">
          <text:deletion>
            <office:change-info>
              <dc:creator>Dick Groskamp</dc:creator>
              <dc:date>2022-06-12T18:39:00</dc:date>
            </office:change-info>
            <text:p text:style-name="P5"/>
            <text:p text:style-name="P5"/>
          </text:deletion>
        </text:changed-region>
        <text:changed-region xml:id="ct742397376" text:id="ct742397376">
          <text:deletion>
            <office:change-info>
              <dc:creator>Dick Groskamp</dc:creator>
              <dc:date>2022-06-12T18:40:00</dc:date>
            </office:change-info>
            <text:p text:style-name="P6"><text:span text:style-name="T2"/></text:p>
            <text:p text:style-name="P7"><text:span text:style-name="T2"/></text:p>
          </text:deletion>
        </text:changed-region>
        <text:changed-region xml:id="ct742399248" text:id="ct742399248">
          <text:deletion>
            <office:change-info>
              <dc:creator>Dick Groskamp</dc:creator>
              <dc:date>2022-06-12T18:46:00</dc:date>
            </office:change-info>
            <text:p text:style-name="OOoFigure"/>
            <text:p text:style-name="OOoTextBody"/>
          </text:deletion>
        </text:changed-region>
        <text:changed-region xml:id="ct742399768" text:id="ct742399768">
          <text:insertion>
            <office:change-info>
              <dc:creator>Dick Groskamp</dc:creator>
              <dc:date>2022-06-12T18:45:00</dc:date>
            </office:change-info>
          </text:insertion>
        </text:changed-region>
        <text:changed-region xml:id="ct742399872" text:id="ct742399872">
          <text:deletion>
            <office:change-info>
              <dc:creator>Dick Groskamp</dc:creator>
              <dc:date>2022-06-12T18:45:00</dc:date>
            </office:change-info>
            <text:list xml:id="list38748181" text:continue-list="list38771178" text:style-name="OOoNum_20_123">
              <text:list-item>
                <text:p text:style-name="P2">As soon as you select a theme, some properties of the custom styles are applied to the open spreadsheet and are immediately visible.</text:p>
              </text:list-item>
            </text:list>
          </text:deletion>
        </text:changed-region>
        <text:changed-region xml:id="ct742397272" text:id="ct742397272">
          <text:deletion>
            <office:change-info>
              <dc:creator>Dick Groskamp</dc:creator>
              <dc:date>2022-06-12T18:43:00</dc:date>
            </office:change-info>
            <text:list xml:id="list38773709" text:continue-numbering="true" text:style-name="OOoNum_20_123">
              <text:list-item>
                <text:p text:style-name="P2"/>
              </text:list-item>
              <text:list-item>
                <text:p text:style-name="P2"/>
              </text:list-item>
            </text:list>
          </text:deletion>
        </text:changed-region>
        <text:changed-region xml:id="ct742398728" text:id="ct742398728">
          <text:insertion>
            <office:change-info>
              <dc:creator>Dick Groskamp</dc:creator>
              <dc:date>2022-06-12T18:45:00</dc:date>
            </office:change-info>
          </text:insertion>
        </text:changed-region>
        <text:changed-region xml:id="ct742399040" text:id="ct742399040">
          <text:insertion>
            <office:change-info>
              <dc:creator>Dick Groskamp</dc:creator>
              <dc:date>2022-06-12T18:46:00</dc:date>
            </office:change-info>
          </text:insertion>
        </text:changed-region>
        <text:changed-region xml:id="ct742395504" text:id="ct742395504">
          <text:deletion>
            <office:change-info>
              <dc:creator>Dick Groskamp</dc:creator>
              <dc:date>2022-06-12T18:52:00</dc:date>
            </office:change-info>
            <text:p text:style-name="P8"/>
            <text:p text:style-name="P9"/>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Chapter <text:span text:style-name="OOoChapterNumber">4<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69191768" text:key1="features"/>Calc<text:alphabetical-index-mark-end text:id="IMark69191768"/><text:alphabetical-index-mark text:string-value="features" text:key1="Calc"/> include:</text:p>
      <text:list xml:id="list38755312" text:continue-list="list38758571"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 and each sheet can have many individual cells. Each sheet can have a maximum of 1,048,576 rows and 1024 columns.</text:p>
      <text:h text:style-name="P67" text:outline-level="2"><text:soft-page-break/>Parts of the Main Calc Window</text:h>
      <text:p text:style-name="P18">When Calc is started, the main window looks similar to <text:sequence-ref text:reference-format="category-and-value" text:ref-name="refFigure0">Figure 1</text:sequence-ref>.</text:p>
      <text:h text:style-name="P54"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4"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rame57" text:anchor-type="as-char" svg:y="-2.985cm" svg:width="16.88cm" draw:z-index="0">
     <draw:text-box fo:min-height="10.227cm">
      <text:p text:style-name="OOoFigureCaption"><draw:frame draw:style-name="fr55" draw:name="graphics81" text:anchor-type="paragraph" svg:width="16.865cm" svg:height="9.673cm" draw:z-index="106"><draw:image xlink:href="../../Pictures/Mijn%20afbeeldingen/AOO_40/AOO_4+%20nieuw/AOO41GS5/graphics81a.png" xlink:type="simple" xlink:show="embed" xlink:actuate="onLoad" draw:filter-name="&lt;Alle indelingen&gt;"/>
       </draw:frame></text:p>
      <text:p text:style-name="P22"><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
     </draw:text-box>
    </draw:frame></text:p>
      <text:h text:style-name="P55" text:outline-level="3">Toolbars</text:h>
      <text:p text:style-name="OOoTextBody">Three toolbars are located under the Menu<text:span text:style-name="T3"> bar by default:</text:span> the Standard tool<text:span text:style-name="T3">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3">In the Formatting toolbar, <text:span text:style-name="T3">the three boxes on the left are the </text:span><text:span text:style-name="OOoMenuPath"><text:span text:style-name="T3">Apply Style,</text:span></text:span><text:span text:style-name="T3"> </text:span><text:span text:style-name="OOoMenuPath"><text:span text:style-name="T3">Font Name</text:span></text:span>,<text:span text:style-name="T3"> and </text:span><text:span text:style-name="OOoMenuPath"><text:span text:style-name="T3">Font Size</text:span></text:span><text:span text:style-name="T3"> lists</text:span>. T<text:span text:style-name="T3">hey show the current setting for the selected cell or </text:span><text:soft-page-break/><text:span text:style-name="T3">area. (The Apply Style list may not be visible by default.) Click the down-arrow to the right of each box to open the list.</text:span></text:p>
      <text:p text:style-name="P29"><draw:frame draw:style-name="fr2" draw:name="Frame58" text:anchor-type="as-char" svg:width="13.136cm" draw:z-index="73">
     <draw:text-box fo:min-height="3.614cm">
      <text:p text:style-name="OOoFigureCaption"><draw:frame draw:style-name="fr21" draw:name="graphics82" text:anchor-type="as-char" svg:width="13.136cm" svg:height="3.113cm" draw:z-index="74"><draw:image xlink:href="Pictures/10000000000001EC00000083EC54259B.png" xlink:type="simple" xlink:show="embed" xlink:actuate="onLoad"/>
       </draw:frame></text:p>
      <text:p text:style-name="OOoFigureCaption">Figure <text:sequence text:ref-name="refFigure1" text:name="Figure" text:formula="ooow:Figure+1" style:num-format="1">2</text:sequence>. Apply Style, Font Name and Font Size lists </text:p>
     </draw:text-box>
    </draw:frame></text:p>
      <text:h text:style-name="OOoHeading_20_2" text:outline-level="3">Formula Bar</text:h>
      <text:p text:style-name="OOoTextBody">On the left-hand side of the<text:span text:style-name="T3"> </text:span><text:alphabetical-index-mark text:string-value="formula bar" text:key1="Calc"/><text:alphabetical-index-mark text:string-value="formula bar, Calc"/><text:span text:style-name="T3">Formula </text:span>bar is a small text box, called the <text:span text:style-name="OOoMenuPath"><text:span text:style-name="T3">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8">To the right of the Name<text:span text:style-name="T3"> box are the </text:span><text:span text:style-name="OOoMenuPath"><text:span text:style-name="T3">Function Wizard</text:span></text:span>, <text:span text:style-name="OOoMenuPath">Sum</text:span>, a<text:span text:style-name="T3">nd </text:span><text:span text:style-name="OOoMenuPath"><text:span text:style-name="T3">Function</text:span></text:span><text:span text:style-name="T3"> buttons.</text:span></text:p>
      <text:p text:style-name="OOoTextBody"><text:span text:style-name="T3">Clicking the </text:span><text:alphabetical-index-mark text:string-value="Function Wizard, Calc"/><text:alphabetical-index-mark-start text:id="IMark69190424" text:key1="Calc"/><text:span text:style-name="OOoMenuPath"><text:span text:style-name="T3">Function Wizard</text:span></text:span><text:alphabetical-index-mark-end text:id="IMark69190424"/><text:span text:style-name="T3"> button opens a dialog from which you can search through a list of available functions This can be very useful because it also shows how the functions are formatted.</text:span></text:p>
      <text:p text:style-name="OOoFigure"><draw:frame draw:style-name="fr3" draw:name="Frame59" text:anchor-type="as-char" svg:width="12.293cm" draw:z-index="75">
     <draw:text-box fo:min-height="3.618cm">
      <text:p text:style-name="OOoFigureCaption"><draw:frame draw:style-name="fr21" draw:name="graphics83" text:anchor-type="as-char" svg:width="12.293cm" svg:height="3.02cm" draw:z-index="76"><draw:image xlink:href="Pictures/10000000000001D20000007315BA80A8.png" xlink:type="simple" xlink:show="embed" xlink:actuate="onLoad"/>
       </draw:frame></text:p>
      <text:p text:style-name="OOoFigureCaption">Figure <text:sequence text:ref-name="refFigure2" text:name="Figure" text:formula="ooow:Figure+1" style:num-format="1">3</text:sequence>. Formula Bar</text:p>
     </draw:text-box>
    </draw:frame></text:p>
      <text:p text:style-name="OOoTextBody"><text:span text:style-name="T3">In a spreadsheet the term </text:span><text:span text:style-name="OOoEmphasis"><text:span text:style-name="T3">function</text:span></text:span><text:span text:style-name="T3"> covers much more than just mathematical functions. See Chapter 7 in the </text:span><text:span text:style-name="OOoEmphasis"><text:span text:style-name="T3">Calc Guide </text:span></text:span><text:span text:style-name="OOoEmphasis"><text:span text:style-name="T4">for more details</text:span></text:span><text:span text:style-name="T4">.</text:span></text:p>
      <text:p text:style-name="OOoTextBody"><text:span text:style-name="T3">Clicking the </text:span><text:span text:style-name="OOoMenuPath"><text:span text:style-name="T3">Sum</text:span></text:span><text:span text:style-name="T3"> button inserts a formula into the current cell that totals the numbers in the cells above the current cell. If there are no numbers above the current cell, then the cells to the left are placed in the Sum formula.</text:span></text:p>
      <text:p text:style-name="OOoTextBody"><text:span text:style-name="T3">Clicking the </text:span><text:span text:style-name="OOoMenuPath"><text:span text:style-name="T3">Function</text:span></text:span><text:span text:style-name="T3">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2" draw:name="Graphic9" text:anchor-type="as-char" svg:y="-0.34cm" svg:width="1.388cm" svg:height="0.6cm" draw:z-index="77"><draw:image xlink:href="Pictures/1000000000000049000000184807D251.png" xlink:type="simple" xlink:show="embed" xlink:actuate="onLoad"/>
    </draw:frame>.</text:p>
      <text:p text:style-name="OOoTextBody">The contents of the current cell (data, formula, or function) are displayed in the <text:span text:style-name="OOoMenuPath">Input line</text:span>, which forms t<text:span text:style-name="T3">he remainder of the Formula Bar. Y</text:span>ou can edit the contents of the current cell on the Input line or in the cell itself. To edit on the Input line, click in the line, then type your changes.<text:span text:style-name="T8">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text:soft-page-break/>At the top of the columns and at the left end of the rows are a series of gray boxes containing letters and numbers. These are the column and row headers. The columns start at A and go on to the right, and the rows start at 1 and go down.</text:p>
      <text:p text:style-name="P24">These column and row headers form the cell references that appear in the <text:span text:style-name="T3">Name Box on the Formula Bar (</text:span><text:span text:style-name="T3"><text:sequence-ref text:reference-format="category-and-value" text:ref-name="refFigure2">Figure 3</text:sequence-ref></text:span><text:span text:style-name="T3">). You can turn these headers off by selecting </text:span><text:span text:style-name="OOoMenuPath"><text:span text:style-name="T3">View &gt; Column &amp; Row Headers</text:span></text:span><text:span text:style-name="OOoDefault"><text:span text:style-name="T3">.</text:span></text:span></text:p>
      <text:h text:style-name="OOoHeading_20_2" text:outline-level="3">Sheet Tabs</text:h>
      <text:p text:style-name="OOoTextBody">At the bottom of the grid of cells are the <text:alphabetical-index-mark text:string-value="sheet tabs, Calc"/><text:alphabetical-index-mark-start text:id="IMark184055072" text:key1="Calc"/>sheet tabs<text:alphabetical-index-mark-end text:id="IMark184055072"/>.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ontrol</text:span><text:span text:style-name="OOoDefault"> key while you click the names.</text:span></text:p>
      <text:p text:style-name="OOoFigure"><text:span text:style-name="OOoDefault"><draw:frame draw:style-name="fr4" draw:name="Frame60" text:anchor-type="as-char" svg:width="15.302cm" draw:z-index="78">
      <draw:text-box fo:min-height="9.276cm">
       <text:p text:style-name="OOoFigureCaption"><draw:frame draw:style-name="fr23" draw:name="graphics84" text:anchor-type="as-char" svg:width="15.302cm" svg:height="8.721cm" draw:z-index="79"><draw:image xlink:href="Pictures/10000000000002DE000001A381132538.png" xlink:type="simple" xlink:show="embed" xlink:actuate="onLoad"/>
        </draw:frame></text:p>
       <text:p text:style-name="OOoFigureCaption">Figure <text:sequence text:ref-name="refFigure3" text:name="Figure" text:formula="ooow:Figure+1" style:num-format="1">4</text:sequence>: Choosing a tab color</text:p>
      </draw:text-box>
     </draw:frame></text:span></text:p>
      <text:h text:style-name="OOoHeading_20_2" text:outline-level="3">Status Bar</text:h>
      <text:p text:style-name="OOoTextBody">At the very bottom of the Calc window is the <text:alphabetical-index-mark text:string-value="Calc" text:key1="status bar"/><text:alphabetical-index-mark-start text:id="IMark69190424" text:key1="Calc"/>status bar<text:alphabetical-index-mark-end text:id="IMark69190424"/>,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text:soft-page-break/><draw:frame draw:style-name="fr5" draw:name="Frame61" text:anchor-type="as-char" svg:width="11.044cm" draw:z-index="80">
     <draw:text-box fo:min-height="3.048cm">
      <text:p text:style-name="OOoFigureCaption"><draw:frame draw:style-name="fr24" draw:name="graphics85" text:anchor-type="as-char" svg:y="-1.91cm" svg:width="11.044cm" svg:height="2.18cm" draw:z-index="81"><draw:image xlink:href="Pictures/10000201000001BD00000058EC0AB64A.png" xlink:type="simple" xlink:show="embed" xlink:actuate="onLoad"/>
       </draw:frame></text:p>
      <text:p text:style-name="OOoFigureCaption">Figure <text:sequence text:ref-name="refFigure4" text:name="Figure" text:formula="ooow:Figure+1" style:num-format="1">5</text:sequence>: Left end of Calc status bar</text:p>
     </draw:text-box>
    </draw:frame></text:p>
      <text:p text:style-name="OOoFigure"><draw:frame draw:style-name="fr5" draw:name="Frame62" text:anchor-type="as-char" svg:width="13.414cm" draw:z-index="82">
     <draw:text-box fo:min-height="3.007cm">
      <text:p text:style-name="OOoFigureCaption"><draw:frame draw:style-name="fr24" draw:name="graphics86" text:anchor-type="as-char" svg:y="0cm" svg:width="13.414cm" svg:height="2.152cm" draw:z-index="83"><draw:image xlink:href="Pictures/100002010000021700000056405FEE75.png" xlink:type="simple" xlink:show="embed" xlink:actuate="onLoad"/>
       </draw:frame></text:p>
      <text:p text:style-name="OOoFigureCaption">Figure <text:sequence text:ref-name="refFigure5" text:name="Figure" text:formula="ooow:Figure+1" style:num-format="1">6</text:sequence>: Right end of Calc status bar</text:p>
     </draw:text-box>
    </draw:frame> </text:p>
      <text:h text:style-name="OOoHeading_20_1" text:outline-level="2">Opening and Saving CSV files</text:h>
      <text:p text:style-name="P17">Chapter 1 (Introducing Apache OpenOffice) includes instructions on starting new Calc documents, opening existing documents, and saving documents.</text:p>
      <text:p text:style-name="P16">A special case for Calc is opening and saving <text:alphabetical-index-mark text:string-value="CSV files"/><text:alphabetical-index-mark text:string-value="comma separated values (CSV)"/>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184055072" text:key1="CSV file"/>open<text:alphabetical-index-mark-end text:id="IMark184055072"/> a CSV file in Calc:</text:p>
      <text:list xml:id="list38757915" text:continue-list="list38773709"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xls)</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0">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2">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8755016" text:continue-numbering="true" text:style-name="OOoNum_20_123">
        <text:list-item>
          <text:p text:style-name="P3">Click <text:span text:style-name="OOoMenuPath">OK</text:span> to open the file.</text:p>
        </text:list-item>
      </text:list>
      <text:p text:style-name="OOoFigure"><text:soft-page-break/><draw:frame draw:style-name="fr6" draw:name="Frame63" text:anchor-type="as-char" svg:y="-12.774cm" svg:width="16.683cm" draw:z-index="84">
     <draw:text-box fo:min-height="13.723cm">
      <text:p text:style-name="Figure"><draw:frame draw:style-name="fr25" draw:name="graphics87" text:anchor-type="as-char" svg:width="16.466cm" svg:height="12.675cm" draw:z-index="85"><draw:image xlink:href="Pictures/10000000000003A6000002CFF437D62A.png" xlink:type="simple" xlink:show="embed" xlink:actuate="onLoad"/>
       </draw:frame></text:p>
      <text:p text:style-name="OOoFigureCaption">Figure <text:sequence text:ref-name="refFigure6" text:name="Figure" text:formula="ooow:Figure+1" style:num-format="1">7</text:sequence>: Text Import dialog, with Comma (,) selected as the separator and double quotation mark (“) as the text delimiter.</text:p>
     </draw:text-box>
    </draw:frame></text:p>
      <text:h text:style-name="OOoHeading_20_2" text:outline-level="3"><text:alphabetical-index-mark text:string-value="saving as CSV" text:key1="spreadsheets"/>Saving as a CSV File</text:h>
      <text:p text:style-name="OOoTextBody_5f_ListIntro"><text:alphabetical-index-mark text:string-value="CSV files"/><text:alphabetical-index-mark text:string-value="comma separated values (CSV)"/>To <text:alphabetical-index-mark-start text:id="IMark69421676" text:key1="CSV file"/>save<text:alphabetical-index-mark-end text:id="IMark69421676"/> a spreadsheet as a comma separated value (CSV) file:</text:p>
      <text:list xml:id="list38765449" text:continue-list="list38755016" text:style-name="OOoNum_20_123">
        <text:list-item text:start-value="1">
          <text:p text:style-name="P59">Choose <text:span text:style-name="OOoMenuPath">File &gt; Save As</text:span>.</text:p>
        </text:list-item>
        <text:list-item>
          <text:p text:style-name="OOoNum_20_123_20_Cont.">In the <text:span text:style-name="T13">File name </text:span>box, type a name for the file.</text:p>
        </text:list-item>
        <text:list-item>
          <text:p text:style-name="P2">In the <text:span text:style-name="T13">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37"><draw:frame draw:style-name="fr26" draw:name="graphics88" text:anchor-type="as-char" svg:width="13.762cm" svg:height="5.54cm" draw:z-index="86"><draw:image xlink:href="Pictures/10000000000001B3000000CB36C045EB.png" xlink:type="simple" xlink:show="embed" xlink:actuate="onLoad"/>
    </draw:frame></text:p>
      <text:list xml:id="list38761797" text:continue-numbering="true" text:style-name="OOoNum_20_123">
        <text:list-item>
          <text:p text:style-name="OOoNum_20_123_20_End"><text:soft-page-break/>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rame64" text:anchor-type="as-char" svg:width="14.342cm" draw:z-index="87">
     <draw:text-box fo:min-height="6.902cm">
      <text:p text:style-name="Figure"><draw:frame draw:style-name="fr21" draw:name="graphics89" text:anchor-type="as-char" svg:width="14.342cm" svg:height="6.35cm" draw:z-index="88"><draw:image xlink:href="Pictures/100000000000021E000000F038FC465B.png" xlink:type="simple" xlink:show="embed" xlink:actuate="onLoad"/>
       </draw:frame></text:p>
      <text:p text:style-name="OOoFigureCaption">Figure <text:sequence text:ref-name="refFigure7" text:name="Figure" text:formula="ooow:Figure+1" style:num-format="1">8</text:sequence>: Choosing options when exporting to Text CSV</text:p>
     </draw:text-box>
    </draw:frame></text:p>
      <text:h text:style-name="OOoHeading_20_1" text:outline-level="2"><text:alphabetical-index-mark text:string-value="navigating" text:key1="cells, in Calc"/>Navigating Within Spreadsheets</text:h>
      <text:p text:style-name="OOoTextBody">Calc provides many ways to <text:alphabetical-index-mark-start text:id="IMark78334308" text:key1="spreadsheets"/>navigate<text:alphabetical-index-mark-end text:id="IMark78334308"/>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3"> (</text:span><text:span text:style-name="T3"><text:sequence-ref text:reference-format="category-and-value" text:ref-name="refFigure2">Figure 3</text:sequence-ref></text:span><text:span text:style-name="T3">). The existing </text:span><text:alphabetical-index-mark-start text:id="IMark69421676" text:key1="spreadsheets"/><text:span text:style-name="T3">cell reference</text:span><text:alphabetical-index-mark-end text:id="IMark69421676"/><text:span text:style-name="T3"> will be highlighted.</text:span><text:span text:style-name="T5"> </text:span><text:span text:style-name="T3">Type the cell reference of the cell you want to go to and press </text:span><text:span text:style-name="OOoKeystroke"><text:span text:style-name="T3">Enter</text:span></text:span><text:span text:style-name="T3">.</text:span><text:span text:style-name="T5"> </text:span><text:span text:style-name="T3">Or just click into the Name box, backspace</text:span> over the existing cell reference and type in the cell reference you want and press <text:span text:style-name="T13">Enter</text:span>.</text:p>
      <text:p text:style-name="OOoDefinitionTerm">Using the Navigator</text:p>
      <text:p text:style-name="OOoDefinition">To open the <text:alphabetical-index-mark-start text:id="IMark78334308" text:key1="Calc"/>Navigator<text:alphabetical-index-mark-end text:id="IMark78334308"/><text:alphabetical-index-mark text:string-value="Calc" text:key1="Navigator"/>, click its icon <draw:frame draw:style-name="fr27" draw:name="graphics90" text:anchor-type="as-char" svg:width="0.7cm" svg:height="0.7cm" draw:z-index="89"><draw:image xlink:href="Pictures/10000000000000180000001A9B86BBFF.png" xlink:type="simple" xlink:show="embed" xlink:actuate="onLoad"/>
    </draw:frame> on the <text:span text:style-name="T3">Standard</text:span> toolbar, or go to the Navigator deck of the Sidebar, or press <text:span text:style-name="OOoKeystroke">F5</text:span>, or choose <text:span text:style-name="OOoMenuPath">View &gt; Navigator</text:span><text:span text:style-name="T15"> on the Menu bar, or double-click on the Sheet Sequence Number </text:span><text:span text:style-name="T15"><draw:frame draw:style-name="fr28" draw:name="graphics91" text:anchor-type="as-char" svg:y="-0.418cm" svg:width="2.09cm" svg:height="0.529cm" draw:z-index="90"><draw:image xlink:href="Pictures/100000000000004F00000014166FF235.png" xlink:type="simple" xlink:show="embed" xlink:actuate="onLoad"/>
     </draw:frame></text:span><text:span text:style-name="T15"> in the Status Bar</text:span>.<text:span text:style-name="T8">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ontro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text:soft-page-break/><draw:frame draw:style-name="fr5" draw:name="Frame65" text:anchor-type="as-char" svg:width="7.324cm" draw:z-index="91">
     <draw:text-box fo:min-height="9.343cm">
      <text:p text:style-name="Figure"><draw:frame draw:style-name="fr25" draw:name="graphics92" text:anchor-type="as-char" svg:width="7.324cm" svg:height="8.606cm" draw:z-index="92"><draw:image xlink:href="Pictures/100000000000014B000001858B35DE18.png" xlink:type="simple" xlink:show="embed" xlink:actuate="onLoad"/>
       </draw:frame></text:p>
      <text:p text:style-name="OOoFigureCaption">Figure <text:sequence text:ref-name="refFigure8" text:name="Figure" text:formula="ooow:Figure+1" style:num-format="1">9</text:sequence>: The Navigator in Calc</text:p>
     </draw:text-box>
    </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9" draw:name="graphics93" text:anchor-type="as-char" svg:width="0.7cm" svg:height="0.61cm" draw:z-index="93"><draw:image xlink:href="Pictures/100000000000001B0000001AF04C4F65.png" xlink:type="simple" xlink:show="embed" xlink:actuate="onLoad"/>
    </draw:frame>. Click this icon again to show the list.</text:p>
      <text:h text:style-name="P56" text:outline-level="3">Moving from <text:alphabetical-index-mark text:string-value="cell to cell, in Calc" text:key1="navigation"/>Cell to Cell</text:h>
      <text:p text:style-name="P18">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8771667" text:continue-list="list38755312" text:style-name="OOoBullets_20_1">
        <text:list-item>
          <text:p text:style-name="P64">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rame66" text:anchor-type="as-char" svg:width="13.289cm" draw:z-index="94">
     <draw:text-box fo:min-height="7.311cm">
      <text:p text:style-name="P32"><draw:frame draw:style-name="fr21" draw:name="graphics94" text:anchor-type="as-char" svg:width="13.289cm" svg:height="6.765cm" draw:z-index="95"><draw:image xlink:href="Pictures/10000000000002120000010EB0574D87.png" xlink:type="simple" xlink:show="embed" xlink:actuate="onLoad"/>
       </draw:frame></text:p>
      <text:p text:style-name="OOoFigureCaption">Figure <text:sequence text:ref-name="refFigure9" text:name="Figure" text:formula="ooow:Figure+1" style:num-format="1">10</text:sequence>. (Left) One selected cell and (right) a group of selected cells</text:p>
     </draw:text-box>
    </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8745811" text:continue-list="list38771667"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ext:span><text:change text:change-id="ct742845800"/><text:span text:style-name="OOoKeystroke">tr</text:span><text:change text:change-id="ct742846840"/><text:span text:style-name="OOoKeystroke">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3">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rame67" text:anchor-type="as-char" svg:width="13.705cm" draw:z-index="96">
      <draw:text-box fo:min-height="3.847cm">
       <text:p text:style-name="OOoFigureCaption"><draw:frame draw:style-name="fr21" draw:name="graphics95" text:anchor-type="as-char" svg:width="13.705cm" svg:height="3.307cm" draw:z-index="97"><draw:image xlink:href="Pictures/10000000000002060000007D31C6CDB1.png" xlink:type="simple" xlink:show="embed" xlink:actuate="onLoad"/>
        </draw:frame></text:p>
       <text:p text:style-name="OOoFigureCaption">Figure <text:sequence text:ref-name="refFigure10" text:name="Figure" text:formula="ooow:Figure+1" style:num-format="1">11</text:sequence>: Customizing the effect of the Enter key</text:p>
      </draw:text-box>
     </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ext:span><text:change text:change-id="ct742846216"/><text:span text:style-name="OOoKeystroke">tr</text:span><text:change text:change-id="ct742846736"/><text:span text:style-name="OOoKeystroke">l+Page Down</text:span><text:span text:style-name="OOoDefault"> moves one sheet to the right and pressing </text:span><text:span text:style-name="OOoKeystroke">C</text:span><text:change text:change-id="ct742845904"/><text:span text:style-name="OOoKeystroke">tr</text:span><text:change text:change-id="ct742847464"/><text:span text:style-name="OOoKeystroke">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9"><draw:frame draw:style-name="fr9" draw:name="Frame68" text:anchor-type="as-char" svg:width="9.402cm" draw:z-index="41">
     <draw:text-box fo:min-height="7.057cm">
      <text:p text:style-name="OOoFigureCaption"><draw:g text:anchor-type="as-char" draw:z-index="42" draw:name="Shape2" draw:style-name="gr1"><draw:frame draw:style-name="gr2" draw:text-style-name="P76" svg:width="9.379cm" svg:height="1.258cm" svg:x="0cm" svg:y="5.025cm">
         <draw:image xlink:href="Pictures/10000000000001310000002912D01867.jpg" xlink:type="simple" xlink:show="embed" xlink:actuate="onLoad">
          <text:p/>
         </draw:image>
        </draw:frame><draw:caption draw:style-name="gr3" draw:text-style-name="P78" svg:width="4.744cm" svg:height="0.759cm" svg:x="3.036cm" svg:y="0cm" draw:caption-point-x="-2.733cm" draw:caption-point-y="4.917cm">
         <text:p text:style-name="P77"><text:span text:style-name="T23">Move to the first sheet</text:span></text:p>
        </draw:caption><draw:caption draw:style-name="gr3" draw:text-style-name="P78" svg:width="4.693cm" svg:height="0.759cm" svg:x="3.087cm" svg:y="1.048cm" draw:caption-point-x="-2.261cm" draw:caption-point-y="3.898cm">
         <text:p text:style-name="P77"><text:span text:style-name="T23">Move left one sheet</text:span></text:p>
        </draw:caption><draw:caption draw:style-name="gr3" draw:text-style-name="P78" svg:width="4.666cm" svg:height="0.759cm" svg:x="3.083cm" svg:y="2.159cm" draw:caption-point-x="-1.728cm" draw:caption-point-y="2.758cm">
         <text:p text:style-name="P77"><text:span text:style-name="T23">Move right one sheet</text:span></text:p>
        </draw:caption><draw:caption draw:style-name="gr4" draw:text-style-name="P78" svg:width="4.643cm" svg:height="0.766cm" svg:x="3.046cm" svg:y="3.24cm" draw:caption-point-x="-1.175cm" draw:caption-point-y="1.739cm">
         <text:p text:style-name="P77"><text:span text:style-name="T23">Move to the last sheet</text:span></text:p>
        </draw:caption><draw:caption draw:style-name="gr3" draw:text-style-name="P78" svg:width="3.006cm" svg:height="0.759cm" svg:x="5.814cm" svg:y="4.2cm" draw:caption-point-x="-1.358cm" draw:caption-point-y="0.872cm">
         <text:p text:style-name="P77"><text:span text:style-name="T23">Sheet tabs</text:span></text:p>
        </draw:caption>
       </draw:g></text:p>
      <text:p text:style-name="OOoFigureCaption">Figure <text:sequence text:ref-name="refFigure11" text:name="Figure" text:formula="ooow:Figure+1" style:num-format="1">12</text:sequence>. Sheet tab arrows</text:p>
     </draw:text-box>
    </draw:frame></text:p>
      <text:p text:style-name="P25">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736973904" text:key1="selection, in Calc"/>Cells<text:bookmark-end text:name="__RefHeading__7397_801999168"/><text:alphabetical-index-mark-end text:id="IMark736973904"/></text:h>
      <text:p text:style-name="OOoTextBody">Cells can be selected in a variety of combinations and quantities.</text:p>
      <text:p text:style-name="OOoDefinitionTerm"><text:soft-page-break/>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Range of contiguous cells</text:p>
      <text:p text:style-name="OOoTextBody">A range of cells can be selected using the keyboard or the mouse.</text:p>
      <text:p text:style-name="OOoTextBody_5f_ListIntro">To select a range of cells by dragging the mouse:</text:p>
      <text:list xml:id="list38761747" text:continue-list="list3876179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8771683" text:continue-list="list38761747"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8770014" text:continue-list="list38771683"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8758365" text:continue-list="list38770014" text:style-name="OOoNum_20_123">
        <text:list-item text:start-value="1">
          <text:p text:style-name="P57"><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text:span><text:span text:style-name="OOoDefault">d cell.</text:span></text:p>
        </text:list-item>
      </text:list>
      <text:p text:style-name="OOoTextBody"><text:span text:style-name="OOoDefault"/></text:p>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42">Range of noncontiguous cells</text:p>
      <text:list xml:id="list38754685" text:continue-list="list38758365"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ext:span><text:change text:change-id="ct742851624"/><text:span text:style-name="OOoKeystroke">tr</text:span><text:change text:change-id="ct742849232"/><text:span text:style-name="OOoKeystroke">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19">Entire <text:alphabetical-index-mark-start text:id="IMark736975872" text:key1="selection, in Calc"/>columns<text:alphabetical-index-mark-end text:id="IMark736975872"/> and <text:alphabetical-index-mark-start text:id="IMark736975200" text:key1="selection, in Calc"/>rows<text:alphabetical-index-mark-end text:id="IMark736975200"/>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text:soft-page-break/>Multiple columns or rows</text:p>
      <text:p text:style-name="OOoTextBody_5f_ListIntro">To select multiple columns or rows that are contiguous:</text:p>
      <text:list xml:id="list38770548" text:continue-list="list38754685" text:style-name="OOoNum_20_123">
        <text:list-item text:start-value="1">
          <text:p text:style-name="OOoNum_20_123_20_Start">Click on the first column or row in the group.</text:p>
        </text:list-item>
        <text:list-item>
          <text:p text:style-name="OOoNum_20_123_20_Cont.">Hold down the <text:change-start text:change-id="ct742851936"/><text:span text:style-name="OOoKeystroke">Shift</text:span><text:change-end text:change-id="ct742851936"/><text:span text:style-name="OOoKeystroke"><text:span text:style-name="T11"> </text:span></text:span>key<text:span text:style-name="OOoKeystroke"><text:span text:style-name="T11">.</text:span></text:span></text:p>
        </text:list-item>
        <text:list-item>
          <text:p text:style-name="OOoNum_20_123_20_End"><text:span text:style-name="OOoDefault">Click the last column or row in the group.</text:span></text:p>
        </text:list-item>
      </text:list>
      <text:p text:style-name="OOoTextBody_5f_ListIntro"><text:span text:style-name="OOoDefault">To select multiple columns or rows that are not contiguous:</text:span></text:p>
      <text:list xml:id="list38763134" text:continue-list="list38770548"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ext:span><text:change text:change-id="ct742850896"/><text:span text:style-name="OOoKeystroke">tr</text:span><text:change text:change-id="ct742850480"/><text:span text:style-name="OOoKeystroke">l</text:span> ke<text:span text:style-name="OOoKeystroke"><text:span text:style-name="T11">y.</text:span></text:span></text:p>
        </text:list-item>
        <text:list-item>
          <text:p text:style-name="OOoNum_20_123_20_End"><text:span text:style-name="OOoDefault">Click on all the subsequent columns or rows while holding down </text:span>the <text:span text:style-name="OOoKeystroke">C</text:span><text:change text:change-id="ct742851000"/><text:span text:style-name="OOoKeystroke">tr</text:span><text:change text:change-id="ct742849128"/><text:span text:style-name="OOoKeystroke">l</text:span> k<text:span text:style-name="OOoKeystroke"><text:span text:style-name="T11">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ext:span><text:change text:change-id="ct742846320"/><text:span text:style-name="OOoKeystroke">tr</text:span><text:change text:change-id="ct742847152"/><text:span text:style-name="OOoKeystroke">l+A</text:span> to select the entire sheet.</text:p>
      <text:p text:style-name="P29"><draw:frame draw:style-name="fr2" draw:name="Frame69" text:anchor-type="as-char" svg:width="6.346cm" draw:z-index="98">
     <draw:text-box fo:min-height="2.909cm">
      <text:p text:style-name="OOoFigureCaption"><draw:frame draw:style-name="fr21" draw:name="graphics96" text:anchor-type="as-char" svg:width="6.346cm" svg:height="2.284cm" draw:z-index="99"><draw:image xlink:href="Pictures/10000000000001080000005F68A7535D.png" xlink:type="simple" xlink:show="embed" xlink:actuate="onLoad"/>
       </draw:frame></text:p>
      <text:p text:style-name="OOoFigureCaption">Figure <text:sequence text:ref-name="refFigure12" text:name="Figure" text:formula="ooow:Figure+1" style:num-format="1">13</text:sequence>. Select All box</text:p>
     </draw:text-box>
    </draw:frame></text:p>
      <text:h text:style-name="OOoHeading_20_2" text:outline-level="3"><text:alphabetical-index-mark text:string-value="selecting" text:key1="sheets, in Calc"/>Selecting <text:alphabetical-index-mark-start text:id="IMark31331364" text:key1="selection, in Calc"/>Sheets<text:alphabetical-index-mark-end text:id="IMark31331364"/></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8746702" text:continue-list="list38763134"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8748435" text:continue-list="list38746702"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ext:span><text:change text:change-id="ct742389576"/><text:span text:style-name="OOoKeystroke">tr</text:span><text:change text:change-id="ct742388224"/><text:span text:style-name="OOoKeystroke">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soft-page-break/>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8770542" text:continue-list="list38748435"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or Insert &gt; Rows</text:span>.</text:p>
        </text:list-item>
      </text:list>
      <text:p text:style-name="OOoTextBody_5f_ListIntro">Using the mouse:</text:p>
      <text:list xml:id="list38755546" text:continue-list="list38770542"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5">.</text:span></text:span></text:p>
        </text:list-item>
      </text:list>
      <text:p text:style-name="OOoDefinitionTerm">Multiple columns or rows</text:p>
      <text:p text:style-name="OOoTextBody_5f_ListIntro">Multiple columns or rows can be inserted at once rather than inserting them one at a time.</text:p>
      <text:list xml:id="list38754778" text:continue-list="list38755546"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19">Columns and rows can be deleted individually or in groups.</text:p>
      <text:p text:style-name="OOoDefinitionTerm">Single column or row</text:p>
      <text:p text:style-name="OOoTextBody_5f_ListIntro">A single column or row can only be deleted by using the mouse:</text:p>
      <text:list xml:id="list38749956" text:continue-list="list38754778"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8743864" text:continue-list="list38749956"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19">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of the methods is to select the sheets that the new sheet will be inserted next to. Then any of the following options can be used.</text:p>
      <text:list xml:id="list2114789712" text:style-name="OOoBullets_20_1">
        <text:list-item>
          <text:p text:style-name="OOoList_20_1_20_Start">Choose<text:span text:style-name="T3"> </text:span><text:span text:style-name="OOoMenuPath"><text:span text:style-name="T3">Insert &gt;</text:span></text:span><text:span text:style-name="T3"> </text:span><text:span text:style-name="OOoMenuPath"><text:span text:style-name="T3">Sheet</text:span></text:span><text:span text:style-name="T3"> from the menu bar.</text:span></text:p>
        </text:list-item>
      </text:list>
      <text:list xml:id="list38769393" text:continue-list="list38745811" text:style-name="OOoBullets_20_1">
        <text:list-item>
          <text:p text:style-name="OOoList_20_1_20_Cont."><text:span text:style-name="T3">Right-click on the sheet tab and </text:span>choose <text:span text:style-name="OOoMenuPath">Insert Sheet</text:span>.</text:p>
        </text:list-item>
        <text:list-item>
          <text:p text:style-name="OOoList_20_1_20_End">Click in an empty space at the end of the line of sheet tabs.</text:p>
        </text:list-item>
      </text:list>
      <text:p text:style-name="P29"><draw:frame draw:style-name="fr10" draw:name="Frame70" text:anchor-type="as-char" svg:width="9.128cm" draw:z-index="43">
     <draw:text-box fo:min-height="3.173cm">
      <text:p text:style-name="OOoFigureCaption"><draw:g text:anchor-type="as-char" draw:z-index="65" draw:name="Shape3" draw:style-name="gr5"><draw:frame draw:style-name="gr6" draw:text-style-name="P79" svg:width="9.127cm" svg:height="2.25cm" svg:x="0cm" svg:y="0.409cm">
         <draw:image xlink:href="Pictures/1000000000000159000000559141E4AF.png" xlink:type="simple" xlink:show="embed" xlink:actuate="onLoad">
          <text:p/>
         </draw:image>
        </draw:frame><draw:caption draw:style-name="gr7" draw:text-style-name="P81" svg:width="3.536cm" svg:height="1.064cm" svg:x="1.877cm" svg:y="0cm" draw:caption-point-x="6.683cm" draw:caption-point-y="2.275cm">
         <text:p text:style-name="P80"><text:span text:style-name="T24">Click here to insert a new sheet</text:span></text:p>
        </draw:caption>
       </draw:g></text:p>
      <text:p text:style-name="OOoFigureCaption">Figure <text:sequence text:ref-name="refFigure13" text:name="Figure" text:formula="ooow:Figure+1" style:num-format="1">14</text:sequence>. Creating a new sheet</text:p>
     </draw:text-box>
    </draw:frame></text:p>
      <text:p text:style-name="OOoTextBody"><text:span text:style-name="T3">Each method will open </text:span>the Insert Sheet dialog<text:span text:style-name="T3"> (</text:span><text:span text:style-name="T3"><text:sequence-ref text:reference-format="category-and-value" text:ref-name="refFigure14">Figure 15</text:sequence-ref></text:span><text:span text:style-name="T3">).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rame71" text:anchor-type="as-char" svg:width="15.346cm" draw:z-index="100">
     <draw:text-box fo:min-height="8.504cm">
      <text:p text:style-name="OOoFigureCaption"><draw:frame draw:style-name="fr30" draw:name="graphics97" text:anchor-type="as-char" svg:width="15.346cm" svg:height="7.819cm" draw:z-index="101"><draw:image xlink:href="Pictures/10000000000002440000018A654BCACF.png" xlink:type="simple" xlink:show="embed" xlink:actuate="onLoad"/>
       </draw:frame></text:p>
      <text:p text:style-name="OOoFigureCaption">Figure <text:sequence text:ref-name="refFigure14" text:name="Figure" text:formula="ooow:Figure+1" style:num-format="1">15</text:sequence>. Insert Sheet dialog</text:p>
     </draw:text-box>
    </draw:frame> </text:p>
      <text:h text:style-name="OOoHeading_20_2" text:outline-level="3"><text:soft-page-break/>Moving and Copying Sheets</text:h>
      <text:p text:style-name="P19">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rame72" text:anchor-type="as-char" svg:width="7.828cm" draw:z-index="1">
     <draw:text-box fo:min-height="2.84cm">
      <text:p text:style-name="OOoFigureCaption"><draw:frame draw:style-name="fr31" draw:name="graphics98" text:anchor-type="as-char" svg:width="7.828cm" svg:height="2.36cm" draw:z-index="2"><draw:image xlink:href="Pictures/100000000000011D00000064980580D9.png" xlink:type="simple" xlink:show="embed" xlink:actuate="onLoad"/>
       </draw:frame>Figure <text:sequence text:ref-name="refFigure15" text:name="Figure" text:formula="ooow:Figure+1" style:num-format="1">16</text:sequence>: Dragging a sheet to move it</text:p>
     </draw:text-box>
    </draw:frame></text:p>
      <text:p text:style-name="OOoTextBody">To <text:span text:style-name="OOoEmphasis">copy</text:span> a sheet within the same spreadsheet, hold down the <text:span text:style-name="OOoKeystroke">C</text:span><text:change text:change-id="ct742390200"/><text:span text:style-name="OOoKeystroke">tr</text:span><text:change text:change-id="ct742388328"/><text:span text:style-name="OOoKeystroke">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19">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2">Select <text:span text:style-name="OOoMenuPath">Move/Copy Sheet</text:span> from the context menu.</text:p>
        </text:list-item>
        <text:list-item>
          <text:p text:style-name="P2">On the Move/Copy Sheet dialog (<text:sequence-ref text:reference-format="category-and-value" text:ref-name="refFigure16">Figure 17</text:sequence-ref>):</text:p>
        </text:list-item>
      </text:list>
      <text:list xml:id="list38752387" text:continue-list="list38769393" text:style-name="OOoBullets_20_1">
        <text:list-item>
          <text:list>
            <text:list-item>
              <text:p text:style-name="OOoList_20_1_20_Start">Select or deselect the <text:span text:style-name="OOoMenuPath">Copy</text:span> option at the bottom.</text:p>
            </text:list-item>
            <text:list-item>
              <text:p text:style-name="OOoList_20_1_20_Cont."><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new document-</text:span>.<text:change text:change-id="ct742391240"/><text:span text:style-name="OOoMenuPath">Insert before:</text:span> select the position within the target document.</text:p>
            </text:list-item>
          </text:list>
        </text:list-item>
      </text:list>
      <text:list xml:id="list38757552" text:continue-list="list1189579886" text:style-name="OOoNum_20_123">
        <text:list-item>
          <text:p text:style-name="P3">When you are done, click <text:span text:style-name="OOoMenuPath">OK</text:span>.</text:p>
        </text:list-item>
      </text:list>
      <text:p text:style-name="OOoFigure"><text:soft-page-break/><draw:frame draw:style-name="fr5" draw:name="Frame73" text:anchor-type="as-char" svg:width="9.356cm" draw:z-index="3">
     <draw:text-box fo:min-height="7.98cm">
      <text:p text:style-name="OOoFigureCaption"><draw:frame draw:style-name="fr25" draw:name="graphics100" text:anchor-type="as-char" svg:width="9.356cm" svg:height="7.327cm" draw:z-index="4"><draw:image xlink:href="Pictures/10000000000001680000011A2B307730.png" xlink:type="simple" xlink:show="embed" xlink:actuate="onLoad"/>
       </draw:frame></text:p>
      <text:p text:style-name="OOoFigureCaption">Figure <text:sequence text:ref-name="refFigure16" text:name="Figure" text:formula="ooow:Figure+1" style:num-format="1">17</text:sequence>: Move/Copy Sheet dialog</text:p>
     </draw:text-box>
    </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8" draw:name="graphics2" text:anchor-type="as-char" svg:y="-0.669cm" svg:width="1.094cm" svg:height="1.011cm" draw:z-index="5"><draw:image xlink:href="Pictures/10000201000000500000004A5CA4FE42.png" xlink:type="simple" xlink:show="embed" xlink:actuate="onLoad"/>
       </draw:frame></text:p>
          </table:table-cell>
          <table:table-cell table:style-name="Table53.A1" office:value-type="string">
            <text:p text:style-name="OOoTableText">If you choose <text:span text:style-name="OOoStrongEmphasis">-new document-</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3">from the pop‑up menu, or chose </text:span><text:span text:style-name="OOoMenuPath"><text:span text:style-name="T3">Edit &gt; Sheet &gt; Delete</text:span></text:span> from the menu bar.</text:p>
      <text:p text:style-name="OOoDefinitionTerm">Multiple sheets</text:p>
      <text:p text:style-name="OOoDefinition"><text:span text:style-name="T3">To delete multiple sheets, select them as described earlier, then either right-click over one of the tabs and selec</text:span>t <text:span text:style-name="OOoMenuPath">Delete Sheet</text:span> f<text:span text:style-name="T3">rom the pop-up menu, or choose </text:span><text:span text:style-name="OOoMenuPath"><text:span text:style-name="T3">Edit &gt; Sheet &gt; Delete</text:span></text:span><text:span text:style-name="T3">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2">X</text:span><text:span text:style-name="T11">,</text:span> where <text:span text:style-name="T12">X</text:span> is a number.<text:span text:style-name="T8">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1">Right-click on a sheet tab and choose <text:span text:style-name="OOoMenuPath">Rename Sheet</text:span> from the pop-up menu; replace the existing name with a better one.</text:p>
        </text:list-item>
        <text:list-item>
          <text:p text:style-name="P1">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8">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8"> T</text:span>he heavier horizontal line between rows 3 and 14 and the heavier vertical line between columns C and H denote the frozen areas.<text:span text:style-name="T8"> </text:span>Rows 4 through 13 and columns D through G have been scrolled off the page. The first three rows and columns remained because are frozen into place.</text:p>
      <text:p text:style-name="OOoTextBody">You can set the freeze point at a row, a column, or both a row and a column as in <text:sequence-ref text:reference-format="category-and-value" text:ref-name="refFigure17">Figure 18</text:sequence-ref>.</text:p>
      <text:p text:style-name="P43">Freezing single rows or columns</text:p>
      <text:list xml:id="list38759657" text:continue-list="list38743864" text:style-name="OOoNum_20_123">
        <text:list-item text:start-value="1">
          <text:p text:style-name="P57">Click on the header for the row below where you want the freeze or for the column to the right of where you want the freeze.</text:p>
        </text:list-item>
        <text:list-item>
          <text:p text:style-name="P2">Choose <text:span text:style-name="OOoMenuPath">Window &gt; Freeze</text:span><text:span text:style-name="OOoMenuPath"><text:span text:style-name="T15">.</text:span></text:span></text:p>
        </text:list-item>
        <text:list-item>
          <text:p text:style-name="P3"><text:span text:style-name="OOoDefault">A dark line appears, indicating where the freeze is put.</text:span></text:p>
        </text:list-item>
      </text:list>
      <text:p text:style-name="P43">Freezing a row and a column</text:p>
      <text:list xml:id="list38749314" text:continue-list="list38759657" text:style-name="OOoNum_20_123">
        <text:list-item text:start-value="1">
          <text:p text:style-name="P57">Click into the cell that is immediately below the row you want frozen and immediately to the right of the column you want frozen.</text:p>
        </text:list-item>
        <text:list-item>
          <text:p text:style-name="P2">Choose <text:span text:style-name="OOoMenuPath">Window &gt; Freeze</text:span><text:span text:style-name="OOoMenuPath"><text:span text:style-name="T15">.</text:span></text:span></text:p>
        </text:list-item>
        <text:list-item>
          <text:p text:style-name="P3">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9"><text:soft-page-break/><draw:frame draw:style-name="fr7" draw:name="Frame74" text:anchor-type="as-char" svg:width="15.896cm" draw:z-index="6">
     <draw:text-box fo:min-height="8.195cm">
      <text:p text:style-name="Figure"><draw:frame draw:style-name="fr32" draw:name="graphics101" text:anchor-type="as-char" svg:width="15.896cm" svg:height="7.511cm" draw:z-index="7"><draw:image xlink:href="Pictures/10000000000002EA000001E872726D8A.png" xlink:type="simple" xlink:show="embed" xlink:actuate="onLoad"/>
       </draw:frame></text:p>
      <text:p text:style-name="OOoFigureCaption">Figure <text:sequence text:ref-name="refFigure17" text:name="Figure" text:formula="ooow:Figure+1" style:num-format="1">18</text:sequence>. Frozen rows and columns</text:p>
     </draw:text-box>
    </draw:frame></text:p>
      <text:h text:style-name="OOoHeading_20_2" text:outline-level="3">Splitting the Screen</text:h>
      <text:p text:style-name="OOoTextBody">Another way to change the view is by splitting the window, also known as <text:alphabetical-index-mark-start text:id="IMark31334292" text:key1="Calc"/>splitting the screen<text:alphabetical-index-mark-end text:id="IMark31334292"/>.<text:span text:style-name="T8"> </text:span>The screen can be split either horizontally or vertically or both. You can therefore have up to four portions of the spreadsheet in view at any one time.</text:p>
      <text:p text:style-name="P14">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26"><draw:frame draw:style-name="fr12" draw:name="Frame75" text:anchor-type="as-char" svg:y="-7.315cm" svg:width="6.426cm" draw:z-index="8">
     <draw:text-box fo:min-height="7.183cm">
      <text:p text:style-name="OOoFigureCaption"><draw:frame draw:style-name="fr33" draw:name="Graphic6" text:anchor-type="as-char" svg:width="6.426cm" svg:height="6.579cm" draw:z-index="9"><draw:image xlink:href="Pictures/10000000000000F30000012542BBBA14.png" xlink:type="simple" xlink:show="embed" xlink:actuate="onLoad"/>
       </draw:frame></text:p>
      <text:p text:style-name="OOoFigureCaption">Figure <text:sequence text:ref-name="refFigure18" text:name="Figure" text:formula="ooow:Figure+1" style:num-format="1">19</text:sequence>. Split screen example</text:p>
     </draw:text-box>
    </draw:frame></text:p>
      <text:h text:style-name="OOoHeading_20_3" text:outline-level="4">Splitting the Screen Horizontally</text:h>
      <text:p text:style-name="OOoTextBody_5f_ListIntro">To split the screen horizontally:</text:p>
      <text:list xml:id="list38760900" text:continue-list="list38749314"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38"><text:soft-page-break/><draw:frame draw:style-name="fr1" draw:name="Frame76" text:anchor-type="as-char" svg:y="-3.14cm" svg:width="8.668cm" draw:z-index="10">
     <draw:text-box fo:min-height="3.168cm">
      <text:p text:style-name="P30"><draw:g text:anchor-type="as-char" draw:z-index="66" draw:name="Shape4" draw:style-name="gr8"><draw:caption draw:style-name="gr9" draw:text-style-name="P82" svg:width="2.964cm" svg:height="0.659cm" svg:x="2.903cm" svg:y="1.207cm" draw:caption-point-x="-1.039cm" draw:caption-point-y="-0.529cm">
         <text:p text:style-name="P77"><text:span text:style-name="T25">Split screen bar</text:span></text:p>
        </draw:caption><draw:frame draw:style-name="gr6" draw:text-style-name="P79" svg:width="1.851cm" svg:height="2.647cm" svg:x="0cm" svg:y="0cm">
         <draw:image xlink:href="Pictures/1000000000000046000000643C86EDB3.png" xlink:type="simple" xlink:show="embed" xlink:actuate="onLoad">
          <text:p/>
         </draw:image>
        </draw:frame>
       </draw:g></text:p>
      <text:p text:style-name="OOoFigureCaption">Figure <text:sequence text:ref-name="refFigure19" text:name="Figure" text:formula="ooow:Figure+1" style:num-format="1">20</text:sequence>. Split screen bar on vertical scroll bar</text:p>
     </draw:text-box>
    </draw:frame></text:p>
      <text:list xml:id="list38764529"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9"><draw:frame draw:style-name="fr9" draw:name="Frame77" text:anchor-type="as-char" svg:width="5.653cm" draw:z-index="11">
     <draw:text-box fo:min-height="4.383cm">
      <text:p text:style-name="P31"><draw:frame draw:style-name="fr34" draw:name="VerticalSplitRulerwithCursor" text:anchor-type="as-char" svg:width="1.378cm" svg:height="3.23cm" draw:z-index="12"><draw:image xlink:href="Pictures/10000000000000340000007A815E9255.jpg" xlink:type="simple" xlink:show="embed" xlink:actuate="onLoad"/>
       </draw:frame></text:p>
      <text:p text:style-name="OOoFigureCaption">Figure <text:sequence text:ref-name="refFigure20" text:name="Figure" text:formula="ooow:Figure+1" style:num-format="1">21</text:sequence>. Split screen bar on vertical scroll bar with cursor</text:p>
     </draw:text-box>
    </draw:frame></text:p>
      <text:list xml:id="list38747633"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8"> </text:span>Thus you can make changes to the Beta and A0 values and watch their a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7358281106840381619" text:style-name="L1">
        <text:list-item>
          <text:p text:style-name="P58">Move the mouse pointer into the horizontal scroll bar at the bottom of the screen and place it over the small button on the right with the black triangle. Immediately to the right of this button is a thick black line.</text:p>
        </text:list-item>
      </text:list>
      <text:p text:style-name="P29"><draw:frame draw:style-name="fr9" draw:name="Frame78" text:anchor-type="as-char" svg:width="7.798cm" draw:z-index="13">
     <draw:text-box fo:min-height="2.963cm">
      <text:p text:style-name="Standard"><draw:g text:anchor-type="as-char" draw:z-index="67" draw:name="Shape5" draw:style-name="gr8"><draw:frame draw:style-name="gr6" draw:text-style-name="P79" svg:width="2.962cm" svg:height="2.195cm" svg:x="0cm" svg:y="0cm">
         <draw:image xlink:href="Pictures/10000000000000700000005359B0FC1F.png" xlink:type="simple" xlink:show="embed" xlink:actuate="onLoad">
          <text:p/>
         </draw:image>
        </draw:frame><draw:caption draw:style-name="gr9" draw:text-style-name="P82" svg:width="2.964cm" svg:height="0.659cm" svg:x="4.761cm" svg:y="0.997cm" draw:caption-point-x="-2.173cm" draw:caption-point-y="0.833cm">
         <text:p text:style-name="P77"><text:span text:style-name="T25">Split screen bar</text:span></text:p>
        </draw:caption>
       </draw:g></text:p>
      <text:p text:style-name="OOoFigureCaption">Figure <text:sequence text:ref-name="refFigure21" text:name="Figure" text:formula="ooow:Figure+1" style:num-format="1">22</text:sequence>: Split bar on horizontal scroll bar</text:p>
     </draw:text-box>
    </draw:frame></text:p>
      <text:list xml:id="list38767585" text:continue-numbering="true" text:style-name="L1">
        <text:list-item>
          <text:p text:style-name="P50">Move the mouse pointer over this line and it turns into a line with two arrows.</text:p>
        </text:list-item>
        <text:list-item>
          <text:p text:style-name="P50">Hold down the left mouse button, and a gray line appears, running up the page. Drag the mouse to the left and this line follows.</text:p>
        </text:list-item>
        <text:list-item>
          <text:p text:style-name="P52"><text:soft-page-break/>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8766083" text:continue-list="list38752387" text:style-name="OOoBullets_20_1">
        <text:list-item>
          <text:p text:style-name="OOoList_20_1_20_Cont.">Click on and drag the split lines back to their places at the ends of the scroll bars.</text:p>
        </text:list-item>
        <text:list-item>
          <text:p text:style-name="P75">Choose <text:span text:style-name="OOoMenuPath">Window &gt; Split</text:span> to remove all split lines at the same time.</text:p>
        </text:list-item>
      </text:list>
      <text:h text:style-name="OOoHeading_20_1" text:outline-level="2">Entering Data Using the Keyboard</text:h>
      <text:p text:style-name="P19">Most data entry in Calc can be accomplished using the keyboard.</text:p>
      <text:h text:style-name="OOoHeading_20_2" text:outline-level="3">Entering <text:alphabetical-index-mark-start text:id="IMark736976304" text:key1="data entry, Calc"/>Numbers<text:alphabetical-index-mark-end text:id="IMark736976304"/></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2">beginning</text:span> with 0 is entered in to a cell, Calc will drop the 0 (for example 01234 becomes 1234).</text:p>
          </table:table-cell>
        </table:table-row>
      </table:table>
      <text:p text:style-name="P29"><text:soft-page-break/><text:span text:style-name="OOoMenuPath"><text:span text:style-name="T10"><draw:frame draw:style-name="fr13" draw:name="Frame79" text:anchor-type="as-char" svg:y="-4.775cm" svg:width="16.027cm" draw:z-index="14">
       <draw:text-box fo:min-height="11.635cm">
        <text:p text:style-name="OOoFigureCaption"><draw:g text:anchor-type="paragraph" draw:z-index="70" draw:style-name="gr12"><draw:frame draw:style-name="gr13" draw:text-style-name="P84" svg:width="16.003cm" svg:height="10.72cm" svg:x="0cm" svg:y="0cm">
           <draw:image xlink:href="Pictures/1000000000000416000002BC4A8D0E12.png" xlink:type="simple" xlink:show="embed" xlink:actuate="onLoad">
            <text:p/>
           </draw:image>
          </draw:frame><draw:ellipse draw:style-name="gr14" draw:text-style-name="P84" svg:width="6.478cm" svg:height="1.017cm" svg:x="0.381cm" svg:y="6.528cm">
           <text:p/>
          </draw:ellipse>
         </draw:g></text:p>
        <text:p text:style-name="OOoFigureCaption">Figure <text:sequence text:ref-name="refFigure22" text:name="Figure" text:formula="ooow:Figure+1" style:num-format="1">23</text:sequence>: Adjusting leading zeros</text:p>
       </draw:text-box>
      </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5">. In the Format Cells dialog (</text:span></text:span><text:span text:style-name="OOoMenuPath"><text:span text:style-name="T15"><text:sequence-ref text:reference-format="category-and-value" text:ref-name="refFigure22">Figure 23</text:sequence-ref></text:span></text:span><text:span text:style-name="OOoMenuPath"><text:span text:style-name="T15">), under </text:span></text:span><text:span text:style-name="OOoMenuPath"><text:span text:style-name="T14">Options</text:span></text:span><text:span text:style-name="OOoMenuPath"><text:span text:style-name="T10"> select the required number of </text:span></text:span><text:span text:style-name="OOoMenuPath"><text:span text:style-name="T14">Leading zeros.</text:span></text:span></text:p>
      <text:p text:style-name="OOoTextBody"><text:span text:style-name="OOoMenuPath"><text:span text:style-name="T10">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736976304" text:key1="data entry, Calc"/>Text<text:alphabetical-index-mark-end text:id="IMark736976304"/></text:h>
      <text:p text:style-name="OOoTextBody">Click in the cell and type the text. Text is left-aligned by default.</text:p>
      <text:h text:style-name="OOoHeading_20_2" text:outline-level="3">Entering <text:alphabetical-index-mark-start text:id="IMark736976304" text:key1="data entry, Calc"/>Numbers as Text<text:alphabetical-index-mark-end text:id="IMark736976304"/></text:h>
      <text:p text:style-name="P6">A number can be entered as text to preserve a leading zero by<text:span text:style-name="T8"> </text:span>entering an apostrophe before the number, like this: <text:span text:style-name="OOoKeyboardInput">'01481</text:span>.</text:p>
      <text:p text:style-name="P7">The data is now regarded as text by Calc and displayed exactly as entered. Typically,<text:span text:style-name="T8">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736976304" text:key1="data entry, Calc"/>Dates and Times<text:alphabetical-index-mark-end text:id="IMark736976304"/></text:h>
      <text:p text:style-name="OOoTextBody">Select the cell and type the date or time. You can separate the date elements with a slant (/) or a hyphen (–) or use text such as 10 Oct 20. Calc recognizes a variety of date formats.<text:span text:style-name="T8">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736976304"/>Automatic Changes<text:alphabetical-index-mark-end text:id="IMark73697630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69192392"/>quotation marks<text:alphabetical-index-mark-end text:id="IMark69192392"/>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69192392"/>AutoInput<text:alphabetical-index-mark-end text:id="IMark69192392"/></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of th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 text:string-value="Fill tool, Calc"/><text:alphabetical-index-mark-start text:id="IMark736973088" text:key1="data entry, Calc"/>Fill Tool<text:alphabetical-index-mark-end text:id="IMark736973088"/>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8" draw:name="graphics103" text:anchor-type="as-char" svg:y="-0.669cm" svg:width="1.094cm" svg:height="1.011cm" draw:z-index="15"><draw:image xlink:href="Pictures/10000201000000500000004A5CA4FE42.png" xlink:type="simple" xlink:show="embed" xlink:actuate="onLoad"/>
       </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rame80" text:anchor-type="as-char" svg:width="12.656cm" draw:z-index="16">
     <draw:text-box fo:min-height="6.267cm">
      <text:p text:style-name="OOoFigureCaption"><draw:frame draw:style-name="fr25" draw:name="graphics104" text:anchor-type="as-char" svg:width="12.656cm" svg:height="5.634cm" draw:z-index="17"><draw:image xlink:href="Pictures/10000201000001C9000000DE43070619.png" xlink:type="simple" xlink:show="embed" xlink:actuate="onLoad"/>
       </draw:frame></text:p>
      <text:p text:style-name="OOoFigureCaption">Figure <text:sequence text:ref-name="refFigure23" text:name="Figure" text:formula="ooow:Figure+1" style:num-format="1">24</text:sequence>: Using the Fill tool</text:p>
     </draw:text-box>
    </draw:frame> </text:p>
      <text:h text:style-name="OOoHeading_20_3" text:outline-level="4">Using a Fill Series</text:h>
      <text:p text:style-name="OOoTextBody">A more complex use of the Fill tool is to use a <text:alphabetical-index-mark-start text:id="IMark69192392" text:key1="data entry, Calc"/>fill series<text:alphabetical-index-mark-end text:id="IMark6919239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rame81" text:anchor-type="as-char" svg:width="16.88cm" draw:z-index="18">
     <draw:text-box fo:min-height="7.308cm">
      <text:p text:style-name="OOoFigureCaption"><draw:frame draw:style-name="fr25" draw:name="graphics105" text:anchor-type="as-char" svg:width="16.88cm" svg:height="6.759cm" draw:z-index="19"><draw:image xlink:href="Pictures/10000000000002840000011A19B86461.png" xlink:type="simple" xlink:show="embed" xlink:actuate="onLoad"/>
       </draw:frame></text:p>
      <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
     </draw:text-box>
    </draw:frame></text:p>
      <text:p text:style-name="OOoFigure"><draw:frame draw:style-name="fr15" draw:name="Frame82" text:anchor-type="as-char" svg:width="10.485cm" draw:z-index="20">
     <draw:text-box fo:min-height="6.959cm">
      <text:p text:style-name="P44"><draw:frame draw:style-name="fr35" draw:name="graphics106" text:anchor-type="as-char" svg:y="-6.396cm" svg:width="6.006cm" svg:height="6.387cm" draw:z-index="21"><draw:image xlink:href="Pictures/10000201000000DD000000EBB5008064.png" xlink:type="simple" xlink:show="embed" xlink:actuate="onLoad"/>
       </draw:frame></text:p>
      <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
     </draw:text-box>
    </draw:frame></text:p>
      <text:h text:style-name="OOoHeading_20_3" text:outline-level="4">Defining a Fill Series</text:h>
      <text:p text:style-name="OOoTextBody_5f_ListIntro">To define your own fill series:</text:p>
      <text:list xml:id="list38746312" text:continue-list="list38747633"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5"><draw:frame draw:style-name="fr14" draw:name="Frame83" text:anchor-type="as-char" svg:width="16.88cm" draw:z-index="22">
       <draw:text-box fo:min-height="5.114cm">
        <text:p text:style-name="OOoFigureCaption"><draw:frame draw:style-name="fr36" draw:name="graphics107" text:anchor-type="as-char" svg:y="-3.874cm" svg:width="16.88cm" svg:height="4.512cm" draw:z-index="23"><draw:image xlink:href="Pictures/100000000000023B000000A92281264E.png" xlink:type="simple" xlink:show="embed" xlink:actuate="onLoad"/>
         </draw:frame></text:p>
        <text:p text:style-name="OOoFigureCaption">Figure <text:sequence text:ref-name="refFigure26" text:name="Figure" text:formula="ooow:Figure+1" style:num-format="1">27</text:sequence>: Predefined fill series</text:p>
       </draw:text-box>
      </draw:frame></text:span></text:span><text:span text:style-name="OOoMenuPath"><text:span text:style-name="T15"> </text:span></text:span></text:p>
      <text:list xml:id="list38770256"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9"><text:span text:style-name="OOoMenuPath"><text:span text:style-name="T15"><draw:frame draw:style-name="fr14" draw:name="Frame84" text:anchor-type="as-char" svg:width="16.672cm" draw:z-index="24">
       <draw:text-box fo:min-height="5.937cm">
        <text:p text:style-name="OOoFigureCaption"><draw:frame draw:style-name="fr37" draw:name="graphics108" text:anchor-type="as-char" svg:width="16.672cm" svg:height="5.279cm" draw:z-index="25"><draw:image xlink:href="Pictures/1000000000000238000000C5B937AC0B.png" xlink:type="simple" xlink:show="embed" xlink:actuate="onLoad"/>
         </draw:frame></text:p>
        <text:p text:style-name="OOoFigureCaption">Figure <text:sequence text:ref-name="refFigure27" text:name="Figure" text:formula="ooow:Figure+1" style:num-format="1">28</text:sequence>: Defining a new fill series</text:p>
       </draw:text-box>
      </draw:frame></text:span></text:span></text:p>
      <text:h text:style-name="OOoHeading_20_2" text:outline-level="3"><draw:frame draw:style-name="fr38" draw:name="graphics418" text:anchor-type="paragraph" svg:x="13.612cm" svg:y="0.224cm" svg:width="3.35cm" svg:height="6.583cm" draw:z-index="39"><draw:image xlink:href="Pictures/10000201000000A40000014192F44D7A.png" xlink:type="simple" xlink:show="embed" xlink:actuate="onLoad"/>
    </draw:frame>Using <text:alphabetical-index-mark text:string-value="selection lists, Calc"/><text:alphabetical-index-mark-start text:id="IMark736973472" text:key1="data entry, Calc"/>Selection Lists<text:alphabetical-index-mark-end text:id="IMark736973472"/></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text:key1="data entry, Calc"/><text:alphabetical-index-mark text:string-value="validating cell contents, Calc"/>Validating Cell Contents</text:h>
      <text:p text:style-name="P6">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text:key1="Calc"/><text:alphabetical-index-mark text:string-value="editing data, 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19"><text:span text:style-name="OOoDefault">Data can be removed (deleted) from a cell in several ways.</text:span></text:p>
      <text:p text:style-name="OOoDefinitionTerm"><text:span text:style-name="OOoDefault"><text:span text:style-name="T17">Removing data only</text:span></text:span></text:p>
      <text:p text:style-name="OOoDefinition"><text:span text:style-name="OOoDefault">The data alone can be removed from a cell without removing any of the formatting</text:span><text:span text:style-name="OOoDefault"><text:span text:style-name="T2"> of the cell. Click in the cell to select it, and then press the </text:span></text:span><text:span text:style-name="OOoKeystroke"><text:span text:style-name="T2">Backspace</text:span></text:span><text:span text:style-name="OOoDefault"><text:span text:style-name="T2"> key.</text:span></text:span></text:p>
      <text:p text:style-name="OOoDefinitionTerm"><text:span text:style-name="OOoDefault"><text:span text:style-name="T18">Removing data and formatting</text:span></text:span></text:p>
      <text:p text:style-name="OOoDefinition"><text:span text:style-name="OOoDefault"><text:span text:style-name="T2">The data and the formatting can be removed from a cell at the same time. Press the </text:span></text:span><text:span text:style-name="OOoKeystroke"><text:span text:style-name="T2">Delete</text:span></text:span><text:span text:style-name="OOoDefault"><text:span text:style-name="T2"> key (or right-click and choose </text:span></text:span><text:span text:style-name="OOoMenuPath">Delete Contents</text:span><text:span text:style-name="OOoDefault"><text:span text:style-name="T2">, or use </text:span></text:span><text:span text:style-name="OOoMenuPath">Edit &gt; Delete Contents</text:span><text:span text:style-name="OOoDefault"><text:span text:style-name="T2">) to open the </text:span></text:span><text:span text:style-name="OOoMenuPath"><text:span text:style-name="T2">Delete Contents</text:span></text:span><text:span text:style-name="OOoDefault"><text:span text:style-name="T2"> dialog. From this dialog, the different aspects of the cell can be deleted. To delete everything in a cell (contents and format), check </text:span></text:span><text:span text:style-name="OOoMenuPath"><text:span text:style-name="T2">Delete all</text:span></text:span><text:span text:style-name="OOoDefault"><text:span text:style-name="T2">.</text:span></text:span></text:p>
      <text:p text:style-name="P40"><text:span text:style-name="OOoDefault"><text:span text:style-name="T2"><draw:frame draw:style-name="fr14" draw:name="Frame85" text:anchor-type="as-char" svg:width="10.829cm" draw:z-index="26">
       <draw:text-box fo:min-height="8.117cm">
        <text:p text:style-name="OOoFigureCaption"><draw:frame draw:style-name="fr21" draw:name="graphics110" text:anchor-type="as-char" svg:width="10.829cm" svg:height="7.366cm" draw:z-index="27"><draw:image xlink:href="Pictures/10000201000001D900000143B77CEA41.png" xlink:type="simple" xlink:show="embed" xlink:actuate="onLoad"/>
         </draw:frame></text:p>
        <text:p text:style-name="OOoFigureCaption">Figure <text:sequence text:ref-name="refFigure28" text:name="Figure" text:formula="ooow:Figure+1" style:num-format="1">29</text:sequence>: Delete Contents dialog</text:p>
       </draw:text-box>
      </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2">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2">tents of cell without removing all the contents, for example if the phrase “See Dick run” is in a cell, and it needs to be changed to “See Dick run fast.” It is often useful to do this without deleting the old cell contents first.</text:span></text:p>
      <text:p text:style-name="P5">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2">ropriate cell, press the </text:span><text:span text:style-name="OOoKeystroke"><text:span text:style-name="T2">F2</text:span></text:span><text:span text:style-name="OOoDefault"><text:span text:style-name="T2"> key and the cursor is placed at the end of the cell. Then use the keyboard arrow keys to move the cursor through the text in the cell.</text:span></text:span></text:p>
      <text:p text:style-name="OOoDefinitionTerm"><text:span text:style-name="OOoDefault"><text:span text:style-name="T18">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2"> in several ways. It can either be edited as part of a cell style so that it is automatically applied, or it can be applied manually to the cell. Some manual formatting can be applied using toolbar icons.</text:span></text:span><text:span text:style-name="OOoDefault"><text:span text:style-name="T2"> The </text:span></text:span><text:span text:style-name="OOoStrongEmphasis">Properties</text:span><text:span text:style-name="OOoDefault"><text:span text:style-name="T2"> tab of the </text:span></text:span><text:span text:style-name="T2">Sidebar</text:span><text:span text:style-name="OOoDefault"><text:span text:style-name="T2"> also contains</text:span></text:span><text:span text:style-name="OOoDefault"><text:span text:style-name="T2"> panels for </text:span></text:span><text:span text:style-name="OOoStrongEmphasis">Text</text:span><text:span text:style-name="OOoDefault"><text:span text:style-name="T2"> properties, </text:span></text:span><text:span text:style-name="OOoStrongEmphasis">Alignment</text:span><text:span text:style-name="OOoDefault"><text:span text:style-name="T2">, </text:span></text:span><text:span text:style-name="OOoStrongEmphasis">Cell Appearance</text:span><text:span text:style-name="OOoDefault"><text:span text:style-name="T2">, and </text:span></text:span><text:span text:style-name="OOoStrongEmphasis">Number Format</text:span><text:span text:style-name="OOoDefault"><text:span text:style-name="T2">.</text:span></text:span><text:span text:style-name="OOoDefault"><text:span text:style-name="T2"> For more control and extra options,</text:span></text:span><text:span text:style-name="OOoDefault"><text:span text:style-name="T2"> click the More Options icon at the right edge of the </text:span></text:span><text:span text:style-name="T2">Sidebar</text:span><text:span text:style-name="OOoDefault"><text:span text:style-name="T2"> panel titles or</text:span></text:span><text:span text:style-name="OOoDefault"><text:span text:style-name="T2"> select the appropriate cell or cells, right-click on it, and select </text:span></text:span><text:span text:style-name="OOoMenuPath"><text:span text:style-name="T2">Format Cells</text:span></text:span><text:span text:style-name="OOoDefault"><text:span text:style-name="T2">. All of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9">Formatting Multiple Lines of Text</text:span></text:span></text:h>
      <text:p text:style-name="OOoTextBody"><text:span text:style-name="OOoDefault">Multiple lines of text can be entered into a single cell</text:span><text:span text:style-name="OOoDefault"><text:span text:style-name="T2"> using automatic wrapping or manual line breaks. Each method is useful for different situations.</text:span></text:span></text:p>
      <text:h text:style-name="OOoHeading_20_3" text:outline-level="4"><text:span text:style-name="OOoDefault"><text:span text:style-name="T20">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2">mat Cells</text:span></text:span><text:span text:style-name="T2"> (or choose </text:span><text:span text:style-name="OOoMenuPath"><text:span text:style-name="T2">Format &gt; Cells</text:span></text:span><text:span text:style-name="T2"> from the menu bar, or press </text:span><text:span text:style-name="OOoKeystroke">Ctrl+1</text:span><text:span text:style-name="T2">).</text:span><text:span text:style-name="OOoDefault"><text:span text:style-name="T2"> On the </text:span></text:span><text:span text:style-name="OOoEmphasis">Alignment</text:span><text:span text:style-name="OOoMenuPath"><text:span text:style-name="T2"> </text:span></text:span><text:span text:style-name="OOoDefault"><text:span text:style-name="T2">tab (</text:span></text:span><text:span text:style-name="OOoDefault"><text:span text:style-name="T2"><text:sequence-ref text:reference-format="category-and-value" text:ref-name="refFigure29">Figure 30</text:sequence-ref></text:span></text:span><text:span text:style-name="OOoDefault"><text:span text:style-name="T2">), under Properties, select </text:span></text:span><text:span text:style-name="OOoMenuPath">Wrap text automatically </text:span><text:span text:style-name="OOoMenuPath"><text:span text:style-name="T15">and click </text:span></text:span><text:span text:style-name="OOoMenuPath"><text:span text:style-name="T6">OK</text:span></text:span><text:span text:style-name="OOoDefault"><text:span text:style-name="T2">.</text:span></text:span><text:span text:style-name="OOoDefault"><text:span text:style-name="T2"> This setting is also a</text:span></text:span><text:span text:style-name="OOoDefault"><text:span text:style-name="T2">vailable on the </text:span></text:span><text:span text:style-name="OOoStrongEmphasis">Alignment</text:span><text:span text:style-name="OOoDefault"><text:span text:style-name="T2"> panel of the </text:span></text:span><text:span text:style-name="OOoStrongEmphasis">Properties</text:span><text:span text:style-name="OOoDefault"><text:span text:style-name="T2"> deck of the Sidebar.</text:span></text:span><text:span text:style-name="OOoDefault"><text:span text:style-name="T2"> The results are shown in </text:span></text:span><text:span text:style-name="OOoDefault"><text:span text:style-name="T2"><text:sequence-ref text:reference-format="category-and-value" text:ref-name="refFigure30">Figure 31</text:sequence-ref></text:span></text:span><text:span text:style-name="OOoDefault"><text:span text:style-name="T2"> alongside examples of text that overflows into neighboring empty cells or whose display is truncated </text:span></text:span><text:span text:style-name="OOoDefault"><text:span text:style-name="T2">because the cell does not have text wrapping turned on</text:span></text:span><text:span text:style-name="OOoDefault"><text:span text:style-name="T2">.</text:span></text:span></text:p>
      <text:p text:style-name="P29"><text:soft-page-break/><draw:frame draw:style-name="fr16" draw:name="Frame86" text:anchor-type="as-char" svg:y="-9.502cm" svg:width="15.071cm" draw:z-index="28">
     <draw:text-box fo:min-height="9.97cm">
      <text:p text:style-name="OOoFigureCaption"><draw:ellipse text:anchor-type="paragraph" draw:z-index="68" draw:name="Shape7" draw:style-name="gr10" draw:text-style-name="P83" svg:width="6.081cm" svg:height="1.096cm" svg:x="0.445cm" svg:y="6.809cm">
        <text:p/>
       </draw:ellipse><draw:frame draw:style-name="fr39" draw:name="graphics150" text:anchor-type="as-char" svg:y="-8.971cm" svg:width="15.071cm" svg:height="9.215cm" draw:z-index="29"><draw:image xlink:href="Pictures/100000000000024F00000188655ECF9F.png" xlink:type="simple" xlink:show="embed" xlink:actuate="onLoad"/>
       </draw:frame></text:p>
      <text:p text:style-name="OOoFigureCaption">Figure <text:sequence text:ref-name="refFigure29" text:name="Figure" text:formula="ooow:Figure+1" style:num-format="1">30</text:sequence>: Format Cells &gt; Alignment dialog</text:p>
     </draw:text-box>
    </draw:frame></text:p>
      <text:p text:style-name="P29"><text:span text:style-name="OOoDefault"><text:span text:style-name="T2"><draw:frame draw:style-name="fr14" draw:name="Frame87" text:anchor-type="as-char" svg:width="14.796cm" draw:z-index="30">
       <draw:text-box fo:min-height="4.076cm">
        <text:p text:style-name="OOoFigureCaption"><draw:frame text:anchor-type="paragraph" draw:z-index="69" draw:style-name="gr11" draw:text-style-name="P84" svg:width="14.463cm" svg:height="3.156cm" svg:x="0.002cm" svg:y="0.002cm">
          <draw:image xlink:href="Pictures/1000000000000334000000B3AE817FA3.png" xlink:type="simple" xlink:show="embed" xlink:actuate="onLoad">
           <text:p/>
          </draw:image>
         </draw:frame></text:p>
        <text:p text:style-name="OOoTextBody"/>
        <text:p text:style-name="OOoTextBody"/>
        <text:p text:style-name="OOoTextBody"/>
        <text:p text:style-name="OOoTextBody"/>
        <text:p text:style-name="OOoFigureCaption">Figure <text:sequence text:ref-name="refFigure30" text:name="Figure" text:formula="ooow:Figure+1" style:num-format="1">31</text:sequence>: Automatic text wrap</text:p>
       </draw:text-box>
      </draw:frame></text:span></text:span></text:p>
      <text:h text:style-name="OOoHeading_20_3" text:outline-level="4"><text:span text:style-name="OOoDefault"><text:span text:style-name="T20">Using Manual Line Breaks</text:span></text:span></text:h>
      <text:p text:style-name="P6"><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TextBody"><text:span text:style-name="OOoDefault"/></text:p>
      <text:p text:style-name="OOoTextBody"><text:span text:style-name="OOoDefault"><text:s/></text:span><text:span text:style-name="OOoDefault"><draw:frame draw:style-name="fr14" draw:name="Frame88" text:anchor-type="as-char" svg:width="13.97cm" draw:z-index="31">
      <draw:text-box fo:min-height="2.667cm">
       <text:p text:style-name="OOoFigureCaption"><draw:frame draw:style-name="fr40" draw:name="graphics1" text:anchor-type="paragraph" svg:x="1.085cm" svg:y="0cm" svg:width="11.8cm" svg:height="2.558cm" draw:z-index="32"><draw:image xlink:href="Pictures/100000000000029D00000091F977F489.png" xlink:type="simple" xlink:show="embed" xlink:actuate="onLoad"/>
        </draw:frame></text:p>
       <text:p text:style-name="OOoFigureCaption">Figure <text:sequence text:ref-name="refFigure31" text:name="Figure" text:formula="ooow:Figure+1" style:num-format="1">32</text:sequence>: Cell with manual line breaks</text:p>
      </draw:text-box>
     </draw:frame></text:span></text:p>
      <text:h text:style-name="OOoHeading_20_2" text:outline-level="3"><text:soft-page-break/>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text:sequence-ref text:reference-format="category-and-value" text:ref-name="refFigure32">Figure 33</text:sequence-ref> shows the results in the top left cell along with other cells in the default font size demonstrating text overflow or truncation.</text:p>
      <text:p text:style-name="P29"><draw:frame draw:style-name="fr14" draw:name="Frame89" text:anchor-type="as-char" svg:width="17.009cm" draw:z-index="33">
     <draw:text-box fo:min-height="2.371cm">
      <text:p text:style-name="OOoFigureCaption"><draw:frame draw:style-name="fr41" draw:name="graphics3" text:anchor-type="paragraph" svg:width="12.241cm" svg:height="1.834cm" draw:z-index="34"><draw:image xlink:href="Pictures/10000000000002B600000068A0CFAF1C.png" xlink:type="simple" xlink:show="embed" xlink:actuate="onLoad"/>
       </draw:frame>Figure <text:sequence text:ref-name="refFigure32" text:name="Figure" text:formula="ooow:Figure+1" style:num-format="1">33</text:sequence>: Shrinking font size to fit cells</text:p>
     </draw:text-box>
    </draw:frame></text:p>
      <text:h text:style-name="OOoHeading_20_2" text:outline-level="3"><text:bookmark-start text:name="__RefHeading__3556_2086952102"/><text:span text:style-name="OOoDefault"><text:span text:style-name="T21">Formatting Numbers</text:span></text:span><text:bookmark-end text:name="__RefHeading__3556_2086952102"/></text:h>
      <text:p text:style-name="OOoTextBody_5f_ListIntro"><text:span text:style-name="T2">Several number formats can be applied to cells by using icons on the Formatting toolbar. Select the cell, then click the relevant icon. Not all of the icons in the figure are visible by default. Icons can be added or removed from the toolbar as explained in the </text:span>Customizing toolbars section of Chapter 1 (Introducing Apache OpenOffice).</text:p>
      <text:p text:style-name="OOoFigure"><draw:frame draw:style-name="fr14" draw:name="Frame90" text:anchor-type="as-char" svg:width="12.963cm" draw:z-index="35">
     <draw:text-box fo:min-height="2.39cm">
      <text:p text:style-name="P44"><draw:frame draw:style-name="fr42" draw:name="graphics111" text:anchor-type="as-char" svg:width="6.048cm" svg:height="1.217cm" draw:z-index="36"><draw:image xlink:href="Pictures/10000201000000B800000027D6E95E45.png" xlink:type="simple" xlink:show="embed" xlink:actuate="onLoad"/>
       </draw:frame></text:p>
      <text:p text:style-name="OOoFigureCaption">Figure <text:sequence text:ref-name="refFigure33" text:name="Figure" text:formula="ooow:Figure+1" style:num-format="1">34</text:sequence>: Number format icons. Left to right: currency, percentage, date, exponential, standard, add decimal place, delete decimal place.</text:p>
     </draw:text-box>
    </draw:frame></text:p>
      <text:p text:style-name="OOoTextBody_5f_ListIntro"><text:span text:style-name="T2">For more control or to select other number formats, use the </text:span><text:span text:style-name="OOoEmphasis">Numbers</text:span><text:span text:style-name="T2"> tab (</text:span><text:span text:style-name="T2"><text:sequence-ref text:reference-format="category-and-value" text:ref-name="refFigure34">Figure 35</text:sequence-ref></text:span><text:span text:style-name="T2">) of the Format Cells dialog:</text:span></text:p>
      <text:list xml:id="list229655496" text:style-name="OOoBullets_20_1">
        <text:list-item>
          <text:p text:style-name="P63">Apply any of the data types in the Category list to the data.</text:p>
        </text:list-item>
      </text:list>
      <text:list xml:id="list38752499" text:continue-list="list38766083" text:style-name="OOoBullets_20_1">
        <text:list-item>
          <text:p text:style-name="P61">Control the number of decimal places and leading zeros.</text:p>
        </text:list-item>
        <text:list-item>
          <text:p text:style-name="P74">Enter a custom format code.</text:p>
        </text:list-item>
      </text:list>
      <text:p text:style-name="P5">The Language setting controls the local settings for the different formats such as the date order and the currency marker.<text:change text:change-id="ct742395400"/></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h text:style-name="OOoHeading_20_2" text:outline-level="3"><text:soft-page-break/><text:span text:style-name="OOoDefault"><text:span text:style-name="T7"><draw:frame draw:style-name="fr17" draw:name="Frame91" text:anchor-type="as-char" svg:width="16.88cm" draw:z-index="37">
       <draw:text-box fo:min-height="10.241cm">
        <text:p text:style-name="OOoFigureCaption"><draw:frame draw:style-name="fr43" draw:name="graphics158" text:anchor-type="as-char" svg:y="-9.239cm" svg:width="16.88cm" svg:height="9.712cm" draw:z-index="38"><draw:image xlink:href="Pictures/1000000000000252000001DE2787AD3C.png" xlink:type="simple" xlink:show="embed" xlink:actuate="onLoad"/>
         </draw:frame></text:p>
        <text:p text:style-name="OOoFigureCaption">Figure <text:sequence text:ref-name="refFigure34" text:name="Figure" text:formula="ooow:Figure+1" style:num-format="1">35</text:sequence>: Format Cells &gt; Numbers</text:p>
       </draw:text-box>
      </draw:frame></text:span></text:span></text:h>
      <text:h text:style-name="OOoHeading_20_2" text:outline-level="3">Formatting the Font</text:h>
      <text:p text:style-name="OOoTextBody"><text:span text:style-name="T2">To quickly choose the font used in a cell, select the cell, then click the arrow next to the Font Name box</text:span><text:span text:style-name="T2"> on the </text:span><text:span text:style-name="T2">Sidebar</text:span><text:span text:style-name="T2"> or</text:span><text:span text:style-name="T2">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5"><draw:frame draw:style-name="fr44" draw:name="graphics419" text:anchor-type="paragraph" svg:x="12.506cm" svg:y="0.041cm" svg:width="4.537cm" svg:height="6.56cm" draw:z-index="40"><draw:image xlink:href="Pictures/10000201000000C70000012F06AC9B1D.png" xlink:type="simple" xlink:show="embed" xlink:actuate="onLoad"/>
    </draw:frame>To choose the size of the font, click the arrow next to the Font Size box on the Formatting toolbar. For other formatting, you can use the Bold, Italic, or Underline icons.</text:p>
      <text:p text:style-name="P5">To choose a font color, click the arrow next to the Font Color icon to display a color palette. Click on the required color.</text:p>
      <text:p text:style-name="OOoTextBody"><text:span text:style-name="T2">(To define custom colors, use </text:span><text:span text:style-name="OOoMenuPath">Tools &gt; Options &gt; OpenOffice &gt; Colors</text:span><text:span text:style-name="T2">. See Chapter 11.)</text:span></text:p>
      <text:p text:style-name="OOoTextBody"><text:span text:style-name="T2">All the formatting options just discussed are also available in the </text:span><text:span text:style-name="OOoStrongEmphasis">Text </text:span><text:span text:style-name="T2">panel of the </text:span><text:span text:style-name="OOoStrongEmphasis">Properties</text:span><text:span text:style-name="T2"> deck of the Sidebar.</text:span></text:p>
      <text:p text:style-name="P6"><text:soft-page-break/><text:span text:style-name="T2">To specify the language of the cell (useful because it allows different languages to exist in the same document and be spell checked correctly), use the </text:span><text:span text:style-name="OOoEmphasis">Font</text:span><text:span text:style-name="T2"> tab of the Format Cells dialog. Use the </text:span><text:span text:style-name="OOoEmphasis">Font Effects</text:span><text:span text:style-name="T2"> tab to set other font characteristics. See Chapter 4 (Using Styles and Templates in Calc) of the </text:span><text:span text:style-name="OOoEmphasis">Calc Guide</text:span><text:span text:style-name="T2"> for more information.</text:span><text:change text:change-id="ct742397376"/></text:p>
      <text:h text:style-name="P53" text:outline-level="3">Formatting the Cell Borders</text:h>
      <text:p text:style-name="P5">To add a border to a cell (or group of selected cells) click on the Borders icon on the formatting toolbar, and select one of the border options displayed in the palette.</text:p>
      <text:p text:style-name="P5">To quickly choose a line style and color for the borders of a cell, click the small arrows next to the Line Style and Line Color icons on the Formatting toolbar. In each case, a palette of choices is displayed.</text:p>
      <text:p text:style-name="OOoTextBody"><text:span text:style-name="T2">Icons for the </text:span><text:span text:style-name="T2">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2">For more controls, including the spacing between the cell borders and the text, use the </text:span><text:span text:style-name="OOoEmphasis">Borders</text:span><text:span text:style-name="T2"> tab of the Format Cells dialog.</text:span><text:span text:style-name="T2"> The same dialog can be reached through the </text:span><text:span text:style-name="OOoEmphasis">More Options</text:span><text:span text:style-name="T2"> button in the line style</text:span><text:span text:style-name="T2"> list in the Sidebar.</text:span><text:span text:style-name="T2"> There you can also define a shadow. See Chapter 4 (Using Styles and Templates in Calc) of the </text:span><text:span text:style-name="OOoEmphasis">Calc Guide</text:span><text:span text:style-name="T2">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5">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2">(To define custom colors, use </text:span><text:span text:style-name="OOoMenuPath">Tools &gt; Options &gt; OpenOffice &gt; Colors</text:span><text:span text:style-name="T2">. See Chapter 11 for more information.)</text:span></text:p>
      <text:p text:style-name="OOoTextBody"><text:span text:style-name="T2">You can also use the </text:span><text:span text:style-name="OOoEmphasis">Background</text:span><text:span text:style-name="T2"> tab of the Format Cells dialog. See Chapter 4 (Using Styles and Templates in Calc) of the </text:span><text:span text:style-name="OOoEmphasis">Calc Guide</text:span><text:span text:style-name="T2"> for details.</text:span></text:p>
      <text:h text:style-name="OOoHeading_20_1" text:outline-level="2">Auto-formatting Cells and Sheets</text:h>
      <text:p text:style-name="OOoTextBody_5f_ListIntro">You can use the <text:alphabetical-index-mark-start text:id="IMark734448900" text:key1="Calc"/><text:alphabetical-index-mark-start text:id="IMark69193544" text:key1="formatting, Calc"/>AutoFormat<text:alphabetical-index-mark-end text:id="IMark69193544"/><text:alphabetical-index-mark-end text:id="IMark734448900"/><text:alphabetical-index-mark text:string-value="AutoFormat, Calc"/> feature to quickly apply a set of cell formats to a sheet or a selected cell range.</text:p>
      <text:list xml:id="list38750834" text:continue-list="list38770256"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8" draw:name="Frame92" text:anchor-type="as-char" svg:width="16.979cm" draw:z-index="102">
     <draw:text-box fo:min-height="9.343cm">
      <text:p text:style-name="OOoFigureCaption"><draw:frame draw:style-name="fr45" draw:name="graphics159" text:anchor-type="as-char" svg:width="16.979cm" svg:height="8.659cm" draw:z-index="103"><draw:image xlink:href="Pictures/10000000000002B400000178F65736B4.png" xlink:type="simple" xlink:show="embed" xlink:actuate="onLoad"/>
       </draw:frame></text:p>
      <text:p text:style-name="OOoFigureCaption">Figure <text:sequence text:ref-name="refFigure35" text:name="Figure" text:formula="ooow:Figure+1" style:num-format="1">36</text:sequence>: Choosing an AutoFormat</text:p>
     </draw:text-box>
    </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8746713"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8768107" text:continue-list="list38746713"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160086620" text:key1="Calc"/><text:alphabetical-index-mark-start text:id="IMark69193592" text:key1="formatting, Calc"/>Themes<text:alphabetical-index-mark-end text:id="IMark69193592"/><text:alphabetical-index-mark-end text:id="IMark160086620"/></text:h>
      <text:p text:style-name="P19">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8748390" text:continue-list="list38768107"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20" draw:name="Frame1" text:anchor-type="as-char" svg:width="6.38cm" draw:z-index="71">
     <draw:text-box fo:min-height="1.644cm">
      <text:p text:style-name="Figure"><draw:g text:anchor-type="paragraph" draw:z-index="72" draw:style-name="gr15"><draw:frame draw:style-name="gr13" draw:text-style-name="P84" svg:width="6.375cm" svg:height="1.555cm" svg:x="0.002cm" svg:y="0cm">
         <draw:image xlink:href="Pictures/10000000000001300000004AECF75B42.png" xlink:type="simple" xlink:show="embed" xlink:actuate="onLoad">
          <text:p/>
         </draw:image>
        </draw:frame><draw:ellipse draw:style-name="gr16" draw:text-style-name="P84" svg:width="0.604cm" svg:height="0.757cm" svg:x="3.81cm" svg:y="0.843cm">
         <text:p/>
        </draw:ellipse>
       </draw:g>Figure <text:sequence text:ref-name="refFigure36" text:name="Figure" text:formula="ooow:Figure+1" style:num-format="1">37</text:sequence>: Tools toolbar with the Choose Themes icon highlighted</text:p>
     </draw:text-box>
    </draw:frame><text:change text:change-id="ct742399248"/></text:p>
      <text:list xml:id="list38770830" text:continue-numbering="true" text:style-name="OOoNum_20_123">
        <text:list-item>
          <text:p text:style-name="P2"><text:change-start text:change-id="ct742399768"/>In the Theme Selection dialog, select the theme that you want to apply to the spreadsheet.<text:change-end text:change-id="ct742399768"/><text:change text:change-id="ct742399872"/><text:change text:change-id="ct742397272"/><text:change-start text:change-id="ct742398728"/>As soon as you select a theme, some properties of the custom styles are applied to the open spreadsheet and are immediately visible.<text:change-end text:change-id="ct742398728"/><text:change-start text:change-id="ct742399040"/></text:p>
        </text:list-item>
        <text:list-item>
          <text:p text:style-name="P2"><text:change-end text:change-id="ct742399040"/>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31331604"/>Conditional Formatting<text:alphabetical-index-mark-end text:id="IMark31331604"/></text:h>
      <text:p text:style-name="P19">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Calc"/><text:alphabetical-index-mark text:string-value="hiding and showing data" text:key1="Calc"/>Hiding and Showing Data</text:h>
      <text:p text:style-name="P6">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p>
      <text:p text:style-name="OOoFigure"><text:soft-page-break/><draw:frame draw:style-name="fr14" draw:name="Frame93" text:anchor-type="as-char" svg:width="15.171cm" draw:z-index="104">
     <draw:text-box fo:min-height="6.482cm">
      <text:p text:style-name="OOoFigureCaption"><draw:frame draw:style-name="fr46" draw:name="graphics160" text:anchor-type="as-char" svg:width="15.171cm" svg:height="5.951cm" draw:z-index="105"><draw:image xlink:href="Pictures/100000000000024F0000011497558289.png" xlink:type="simple" xlink:show="embed" xlink:actuate="onLoad"/>
       </draw:frame></text:p>
      <text:p text:style-name="OOoFigureCaption">Figure <text:sequence text:ref-name="refFigure37" text:name="Figure" text:formula="ooow:Figure+1" style:num-format="1">38</text:sequence>: Hiding or showing cells</text:p>
     </draw:text-box>
    </draw:frame></text:p>
      <text:h text:style-name="OOoHeading_20_2" text:outline-level="3"><text:alphabetical-index-mark text:string-value="outline group controls" text:key1="Calc"/><text:alphabetical-index-mark text:string-value="outline group controls, 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46">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40"><draw:frame draw:style-name="fr5" draw:name="Frame94" text:anchor-type="as-char" svg:width="8.978cm" draw:z-index="44">
     <draw:text-box fo:min-height="5.722cm">
      <text:p text:style-name="OOoFigureCaption"><draw:frame draw:style-name="fr47" draw:name="graphics113" text:anchor-type="as-char" svg:y="-4.912cm" svg:width="8.978cm" svg:height="5.112cm" draw:z-index="45"><draw:image xlink:href="Pictures/1000020100000161000000C97B812797.png" xlink:type="simple" xlink:show="embed" xlink:actuate="onLoad"/>
       </draw:frame></text:p>
      <text:p text:style-name="OOoFigureCaption">Figure <text:sequence text:ref-name="refFigure38" text:name="Figure" text:formula="ooow:Figure+1" style:num-format="1">39</text:sequence>: Outline group controls</text:p>
     </draw:text-box>
    </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Calc"/><text:alphabetical-index-mark text:string-value="filtering visible cells" text:key1="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hree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hree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text:key1="Calc"/><text:alphabetical-index-mark text:string-value="sorting records, 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2">Sort</text:span></text:span><text:span text:style-name="OOoMenuPath"> </text:span><text:span text:style-name="T15">to open the Sort dialog (or click the</text:span><text:span text:style-name="OOoMenuPath"> Sort Ascending </text:span><text:span text:style-name="T15">or</text:span><text:span text:style-name="OOoMenuPath"> Sort Descending </text:span><text:span text:style-name="T15">toolbar buttons)</text:span><text:span text:style-name="T15">.</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Spreadsheet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3">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19">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7">All of these options are further discussed in Chapter 9 in the <text:span text:style-name="OOoEmphasis">Calc Guide</text:span>.</text:p>
      <text:h text:style-name="P66" text:outline-level="2">Printing</text:h>
      <text:p text:style-name="P5">Printing from Calc is much the same as <text:alphabetical-index-mark-start text:id="IMark736976208" text:key1="Calc"/>printing<text:alphabetical-index-mark-end text:id="IMark73697620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60" text:outline-level="4">Defining a Print Range</text:h>
      <text:p text:style-name="OOoTextBody_5f_ListIntro">To define a new print range or modify an existing print range:</text:p>
      <text:list xml:id="list38769350" text:continue-list="list38770830"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5">.</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20">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8758375" text:continue-list="list3876935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0">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5">.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8766542" text:continue-list="list38758375"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rame95" text:anchor-type="as-char" svg:width="15.894cm" draw:z-index="46">
      <draw:text-box fo:min-height="11.192cm">
       <text:p text:style-name="OOoFigureCaption"><draw:frame draw:style-name="fr48" draw:name="graphics114" text:anchor-type="as-char" svg:y="-10.008cm" svg:width="15.894cm" svg:height="10.698cm" draw:z-index="47"><draw:image xlink:href="Pictures/1000000000000252000001DEB7C3AF3A.png" xlink:type="simple" xlink:show="embed" xlink:actuate="onLoad"/>
        </draw:frame></text:p>
       <text:p text:style-name="OOoFigureCaption">Figure <text:sequence text:ref-name="refFigure39" text:name="Figure" text:formula="ooow:Figure+1" style:num-format="1">40</text:sequence>. The Sheet tab of the Page Style dialog</text:p>
      </draw:text-box>
     </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36"><draw:frame draw:style-name="fr49" draw:name="graphics115" text:anchor-type="as-char" svg:width="2.434cm" svg:height="1.773cm" draw:z-index="48"><draw:image xlink:href="Pictures/100000000000005C00000043AC9B4969.png" xlink:type="simple" xlink:show="embed" xlink:actuate="onLoad"/>
       </draw:frame></text:p>
          </table:table-cell>
          <table:table-cell table:style-name="Table68.A1" office:value-type="string">
            <text:p text:style-name="P45">Left to right, then down</text:p>
          </table:table-cell>
          <table:table-cell table:style-name="Table68.D1" office:value-type="string">
            <text:p text:style-name="P36"><draw:frame draw:style-name="fr50" draw:name="graphics116" text:anchor-type="as-char" svg:width="2.434cm" svg:height="1.773cm" draw:z-index="49"><draw:image xlink:href="Pictures/100000000000005C000000436AA08389.png" xlink:type="simple" xlink:show="embed" xlink:actuate="onLoad"/>
       </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8750966" text:continue-list="list38752499"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8754044" text:continue-list="list38750966"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734095964" text:key1="printing"/>Rows or Columns on Every Page<text:alphabetical-index-mark-end text:id="IMark734095964"/></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8746327" text:continue-list="list38766542" text:style-name="OOoNum_20_123">
        <text:list-item text:start-value="1">
          <text:p text:style-name="OOoNum_20_123_20_Start">Choose <text:span text:style-name="OOoMenuPath">Format &gt; Print Ranges &gt; Edit</text:span><text:span text:style-name="OOoMenuPath"><text:span text:style-name="T15">.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9">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 none – to – user</text:span><text:span text:style-name="OOoStrongEmphasis"> defined -</text:span>.</text:p>
        </text:list-item>
        <text:list-item>
          <text:p text:style-name="P2">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9"> </text:span></text:span><text:span text:style-name="OOoDefault">For example, to repeat column A, type </text:span><text:span text:style-name="OOoDefault"><text:span text:style-name="T6">$A</text:span></text:span><text:span text:style-name="OOoDefault">. In the </text:span><text:span text:style-name="OOoEmphasis">Columns to repeat</text:span><text:span text:style-name="OOoDefault"> list, – none – changes</text:span> to – user<text:span text:style-name="OOoStrongEmphasis"> defined -</text:span><text:span text:style-name="OOoDefault">.</text:span></text:p>
        </text:list-item>
        <text:list-item>
          <text:p text:style-name="P3">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editprintrangesdialog" text:anchor-type="as-char" svg:width="16.78cm" draw:z-index="50">
     <draw:text-box fo:min-height="5.777cm">
      <text:p text:style-name="OOoFigureCaption"><draw:frame draw:style-name="fr25" draw:name="graphics179" text:anchor-type="as-char" svg:width="16.78cm" svg:height="5.218cm" draw:z-index="51"><draw:image xlink:href="Pictures/10000000000002BD000000DA713E298A.png" xlink:type="simple" xlink:show="embed" xlink:actuate="onLoad"/>
       </draw:frame></text:p>
      <text:p text:style-name="OOoFigureCaption">Figure <text:sequence text:ref-name="refFigure40" text:name="Figure" text:formula="ooow:Figure+1" style:num-format="1">41</text:sequence>: Specifying repeating rows</text:p>
     </draw:text-box>
    </draw:frame></text:p>
      <text:h text:style-name="OOoHeading_20_2" text:outline-level="3">Page Breaks</text:h>
      <text:p text:style-name="OOoTextBody">While defining a print range can be a powerful tool, it may sometimes be necessary to manually adjust Calc’s printout. To do this, you can use a <text:span text:style-name="T13">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 text:key1="printing"/><text:alphabetical-index-mark text:string-value="page break, Calc"/>Page Break</text:h>
      <text:p text:style-name="OOoTextBody_5f_ListIntro">To insert a page break:</text:p>
      <text:list xml:id="list38743797" text:continue-list="list38746327"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9">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9">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8744409" text:continue-list="list38743797"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19"><text:alphabetical-index-mark text:string-value="headers and footers, Calc"/><text:alphabetical-index-mark text:string-value="headers and footers, Calc" text:key1="printing"/>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8769931" text:continue-list="list38744409"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rame254" text:anchor-type="as-char" svg:width="15.21cm" draw:z-index="52">
      <draw:text-box fo:min-height="9.402cm">
       <text:p text:style-name="OOoFigureCaption"><draw:frame draw:style-name="fr51" draw:name="graphics199" text:anchor-type="as-char" svg:width="15.21cm" svg:height="8.511cm" draw:z-index="53"><draw:image xlink:href="Pictures/1000000000000252000001DEE3D91236.png" xlink:type="simple" xlink:show="embed" xlink:actuate="onLoad"/>
        </draw:frame></text:p>
       <text:p text:style-name="OOoFigureCaption">Figure <text:sequence text:ref-name="refFigure41" text:name="Figure" text:formula="ooow:Figure+1" style:num-format="1">42</text:sequence>: Header dialog</text:p>
      </draw:text-box>
     </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19">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3">.</text:span></text:p>
      <text:p text:style-name="P41"><draw:frame draw:style-name="fr7" draw:name="Frame255" text:anchor-type="as-char" svg:width="15.109cm" draw:z-index="54">
     <draw:text-box fo:min-height="10.068cm">
      <text:p text:style-name="OOoFigureCaption"><draw:frame draw:style-name="fr52" draw:name="graphics200" text:anchor-type="as-char" svg:width="15.109cm" svg:height="9.46cm" draw:z-index="55"><draw:image xlink:href="Pictures/1000000000000252000001DEBAFD35AB.png" xlink:type="simple" xlink:show="embed" xlink:actuate="onLoad"/>
       </draw:frame></text:p>
      <text:p text:style-name="OOoFigureCaption">Figure <text:sequence text:ref-name="refFigure42" text:name="Figure" text:formula="ooow:Figure+1" style:num-format="1">43</text:sequence>: Header/Footer Border/Background</text:p>
     </draw:text-box>
    </draw:frame></text:p>
      <text:h text:style-name="OOoHeading_20_3" text:outline-level="4">Setting the Contents of the Header or Footer</text:h>
      <text:p text:style-name="P20">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21">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40"><text:span text:style-name="OOoDefault"><draw:frame draw:style-name="fr7" draw:name="Frame256" text:anchor-type="as-char" svg:width="16.778cm" draw:z-index="56">
      <draw:text-box fo:min-height="8.11cm">
       <text:p text:style-name="OOoFigureCaption"><draw:frame draw:style-name="fr53" draw:name="graphics180" text:anchor-type="as-char" svg:width="16.778cm" svg:height="7.616cm" draw:z-index="57"><draw:image xlink:href="Pictures/10000000000002BD00000198E12128DA.png" xlink:type="simple" xlink:show="embed" xlink:actuate="onLoad"/>
        </draw:frame></text:p>
       <text:p text:style-name="OOoFigureCaption">Figure <text:sequence text:ref-name="refFigure43" text:name="Figure" text:formula="ooow:Figure+1" style:num-format="1">44</text:sequence>: Edit contents of header or footer</text:p>
      </draw:text-box>
     </draw:frame></text:span></text:p>
      <text:p text:style-name="OOoDefinitionTerm">Custom header</text:p>
      <text:p text:style-name="OOoDefinition">Click in the area (Left, Center, Right) that you want to customize, then use the buttons to add elements or change text attributes.</text:p>
      <text:p text:style-name="P33"><draw:frame draw:style-name="fr54" draw:name="graphics117" text:anchor-type="as-char" svg:y="-0.476cm" svg:width="0.794cm" svg:height="0.631cm" draw:z-index="58"><draw:image xlink:href="Pictures/100000000000001E00000018A47405AB.png" xlink:type="simple" xlink:show="embed" xlink:actuate="onLoad"/>
    </draw:frame> Opens the Text Attributes dialog.</text:p>
      <text:p text:style-name="P33"><draw:frame draw:style-name="fr54" draw:name="Graphic7" text:anchor-type="as-char" svg:y="-0.566cm" svg:width="0.794cm" svg:height="0.631cm" draw:z-index="59"><draw:image xlink:href="Pictures/100000000000001E0000001879479F74.png" xlink:type="simple" xlink:show="embed" xlink:actuate="onLoad"/>
    </draw:frame> Inserts the total number of pages.</text:p>
      <text:p text:style-name="P34"><draw:frame draw:style-name="fr54" draw:name="Graphic2" text:anchor-type="as-char" svg:y="-0.617cm" svg:width="0.794cm" svg:height="0.631cm" draw:z-index="60"><draw:image xlink:href="Pictures/100000000000001E00000018AB5E2C0C.png" xlink:type="simple" xlink:show="embed" xlink:actuate="onLoad"/>
    </draw:frame> Inserts the File Name field.</text:p>
      <text:p text:style-name="P33"><draw:frame draw:style-name="fr54" draw:name="Graphic8" text:anchor-type="as-char" svg:y="-0.669cm" svg:width="0.794cm" svg:height="0.631cm" draw:z-index="61"><draw:image xlink:href="Pictures/100000000000001E00000018E9E0B9EB.png" xlink:type="simple" xlink:show="embed" xlink:actuate="onLoad"/>
    </draw:frame> Inserts the Date field.</text:p>
      <text:p text:style-name="P33"><draw:frame draw:style-name="fr54" draw:name="graphics118" text:anchor-type="as-char" svg:y="-0.72cm" svg:width="0.794cm" svg:height="0.631cm" draw:z-index="62"><draw:image xlink:href="Pictures/100000000000001E000000189A141281.png" xlink:type="simple" xlink:show="embed" xlink:actuate="onLoad"/>
    </draw:frame> Inserts the Sheet Name field.</text:p>
      <text:p text:style-name="P33"><draw:frame draw:style-name="fr54" draw:name="graphics119" text:anchor-type="as-char" svg:y="-0.626cm" svg:width="0.794cm" svg:height="0.631cm" draw:z-index="63"><draw:image xlink:href="Pictures/100000000000001E000000183BF23057.png" xlink:type="simple" xlink:show="embed" xlink:actuate="onLoad"/>
    </draw:frame> Inserts the Time field.</text:p>
      <text:p text:style-name="P8"><draw:frame draw:style-name="fr54" draw:name="graphics417" text:anchor-type="as-char" svg:y="-0.572cm" svg:width="0.794cm" svg:height="0.631cm" draw:z-index="64"><draw:image xlink:href="Pictures/100000000000001E0000001863F41D8D.png" xlink:type="simple" xlink:show="embed" xlink:actuate="onLoad"/>
    </draw:frame> Inserts the current page number.<text:change text:change-id="ct742395504"/></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master-page-name="">
      <style:paragraph-properties style:page-number="auto"/>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style:tab-stops>
          <style:tab-stop style:position="12.928cm" style:type="center"/>
          <style:tab-stop style:position="25.7cm"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4</text:page-number></text:p>
      </style:footer>
    </style:master-page>
    <style:master-page style:name="OOoFrontMatter" style:page-layout-name="Mpm7">
      <style:footer>
        <text:p text:style-name="MP2"><text:title>Chapter 4 
Getting Started with Calc</text:title> | <text:page-number text:select-page="current">44</text:page-number></text:p>
      </style:footer>
      <style:footer-left>
        <text:p text:style-name="OOoFooter"><text:page-number text:select-page="current">44</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Getting Started with Calc</text:chapter> | <text:page-number text:select-page="current">43</text:page-number></text:p>
      </style:footer>
      <style:footer-left>
        <text:p text:style-name="OOoFooter"><text:page-number text:select-page="current">44</text:page-number> | <text:chapter text:display="name" text:outline-level="1">Chapter 4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2-06-12T18:52:29.31</dc:date>
    <dc:creator>Dick Groskamp</dc:creator>
    <meta:editing-duration>PT19H26M14S</meta:editing-duration>
    <meta:editing-cycles>115</meta:editing-cycles>
    <meta:generator>OpenOffice/4.1.12$Win32 OpenOffice.org_project/4112m1$Build-9809</meta:generator>
    <meta:document-statistic meta:table-count="24" meta:image-count="55" meta:object-count="0" meta:page-count="44" meta:paragraph-count="746" meta:word-count="11991" meta:character-count="65333"/>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